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FreeMono" svg:font-family="FreeMono" style:font-family-generic="modern" style:font-pitch="fixed"/>
    <style:font-face style:name="Droid Sans" svg:font-family="'Droid Sans'" style:font-pitch="variable"/>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212cm" fo:margin-bottom="0cm" loext:contextual-spacing="false" fo:text-align="center" style:justify-single-word="false"/>
      <style:text-properties fo:font-size="16pt" style:font-size-asian="16pt" style:font-name-complex="Arial" style:font-size-complex="16pt"/>
    </style:style>
    <style:style style:name="P2" style:family="paragraph" style:parent-style-name="Footer">
      <style:paragraph-properties fo:margin-top="0.212cm" fo:margin-bottom="0cm" loext:contextual-spacing="false"/>
    </style:style>
    <style:style style:name="P3" style:family="paragraph" style:parent-style-name="Standard">
      <style:text-properties officeooo:paragraph-rsid="001fdf09"/>
    </style:style>
    <style:style style:name="P4" style:family="paragraph" style:parent-style-name="Standard">
      <style:text-properties style:font-name="Century Gothic" fo:font-size="14pt" style:font-size-asian="14pt" style:font-size-complex="14pt"/>
    </style:style>
    <style:style style:name="P5" style:family="paragraph" style:parent-style-name="Standard">
      <style:text-properties style:font-name="Century Gothic" fo:font-size="14pt" officeooo:rsid="0019d4d4" officeooo:paragraph-rsid="0019d4d4" style:font-size-asian="14pt" style:font-size-complex="14pt"/>
    </style:style>
    <style:style style:name="P6" style:family="paragraph" style:parent-style-name="Standard">
      <style:text-properties style:font-name="Century Gothic" fo:font-size="14pt" officeooo:rsid="0019d4d4" officeooo:paragraph-rsid="00236a38" style:font-size-asian="14pt" style:font-size-complex="14pt"/>
    </style:style>
    <style:style style:name="P7" style:family="paragraph" style:parent-style-name="Standard">
      <style:text-properties style:font-name="Century Gothic" fo:font-size="14pt" style:font-size-asian="14pt" style:font-name-complex="Arial" style:font-size-complex="14pt"/>
    </style:style>
    <style:style style:name="P8" style:family="paragraph" style:parent-style-name="Standard">
      <style:text-properties style:font-name="Century Gothic" fo:font-size="14pt" officeooo:rsid="0019d4d4" officeooo:paragraph-rsid="0019d4d4" style:font-size-asian="14pt" style:font-name-complex="Arial" style:font-size-complex="14pt"/>
    </style:style>
    <style:style style:name="P9" style:family="paragraph" style:parent-style-name="Standard">
      <style:text-properties style:font-name="Century Gothic" fo:font-size="14pt" officeooo:rsid="0031e9ee" officeooo:paragraph-rsid="0031e9ee" style:font-size-asian="14pt" style:font-name-complex="Arial" style:font-size-complex="14pt"/>
    </style:style>
    <style:style style:name="P10" style:family="paragraph" style:parent-style-name="Standard">
      <style:text-properties style:font-name="Century Gothic"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11" style:family="paragraph" style:parent-style-name="Standard">
      <style:text-properties style:font-name="Century Gothic" fo:font-size="14pt" fo:font-weight="bold" style:font-size-asian="14pt" style:font-weight-asian="bold" style:font-name-complex="Arial" style:font-size-complex="14pt" style:font-weight-complex="bold"/>
    </style:style>
    <style:style style:name="P12" style:family="paragraph" style:parent-style-name="Standard">
      <style:text-properties style:font-name="Century Gothic" fo:font-size="14pt" fo:language="en" fo:country="AU" style:font-size-asian="14pt" style:font-name-complex="Arial" style:font-size-complex="14pt"/>
    </style:style>
    <style:style style:name="P13" style:family="paragraph" style:parent-style-name="Standard">
      <style:text-properties style:font-name="Century Gothic" fo:font-size="14pt" fo:language="en" fo:country="AU" style:font-size-asian="14pt" style:font-name-complex="Arial" style:font-size-complex="14pt" style:font-weight-complex="bold"/>
    </style:style>
    <style:style style:name="P14" style:family="paragraph" style:parent-style-name="Standard">
      <style:text-properties officeooo:paragraph-rsid="0031e9ee"/>
    </style:style>
    <style:style style:name="P15" style:family="paragraph" style:parent-style-name="Standard">
      <style:text-properties style:font-name="FreeMono" fo:font-size="10pt" officeooo:rsid="0019d4d4" officeooo:paragraph-rsid="0019d4d4" style:font-size-asian="10pt" style:font-name-complex="Arial" style:font-size-complex="10pt"/>
    </style:style>
    <style:style style:name="P16" style:family="paragraph" style:parent-style-name="Standard">
      <style:text-properties officeooo:paragraph-rsid="0032b024"/>
    </style:style>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left="0.762cm" fo:margin-right="0cm" fo:text-indent="0cm" style:auto-text-indent="false"/>
    </style:style>
    <style:style style:name="P19" style:family="paragraph" style:parent-style-name="Standard">
      <style:paragraph-properties fo:margin-left="0.762cm" fo:margin-right="0cm" fo:text-indent="0cm" style:auto-text-indent="false"/>
      <style:text-properties style:font-name="Century Gothic" fo:font-size="14pt" style:font-size-asian="14pt" style:font-name-complex="Arial" style:font-size-complex="14pt"/>
    </style:style>
    <style:style style:name="P20" style:family="paragraph" style:parent-style-name="Standard">
      <style:paragraph-properties fo:margin-left="0.762cm" fo:margin-right="0cm" fo:text-indent="0cm" style:auto-text-indent="false"/>
      <style:text-properties style:font-name="Century Gothic" fo:font-size="14pt" officeooo:paragraph-rsid="0024554b" style:font-size-asian="14pt" style:font-name-complex="Arial" style:font-size-complex="14pt"/>
    </style:style>
    <style:style style:name="P21" style:family="paragraph" style:parent-style-name="Standard">
      <style:paragraph-properties fo:margin-left="0.762cm" fo:margin-right="0cm" fo:text-indent="0cm" style:auto-text-indent="false"/>
      <style:text-properties style:font-name="Century Gothic" fo:font-size="14pt" style:font-size-asian="14pt" style:font-size-complex="14pt"/>
    </style:style>
    <style:style style:name="P22" style:family="paragraph" style:parent-style-name="Standard">
      <style:paragraph-properties fo:margin-left="0cm" fo:margin-right="0cm" fo:text-indent="0.635cm" style:auto-text-indent="false"/>
      <style:text-properties style:font-name="Century Gothic" fo:font-size="14pt" style:font-size-asian="14pt" style:font-size-complex="14pt"/>
    </style:style>
    <style:style style:name="P23" style:family="paragraph" style:parent-style-name="Standard">
      <style:paragraph-properties fo:margin-left="0.635cm" fo:margin-right="0cm" fo:text-indent="0cm" style:auto-text-indent="false"/>
    </style:style>
    <style:style style:name="P24" style:family="paragraph" style:parent-style-name="Standard">
      <style:paragraph-properties fo:margin-left="0.635cm" fo:margin-right="0cm" fo:text-indent="0cm" style:auto-text-indent="false"/>
      <style:text-properties style:font-name="Century Gothic" fo:font-size="14pt" style:font-size-asian="14pt" style:font-name-complex="Arial" style:font-size-complex="14pt"/>
    </style:style>
    <style:style style:name="P25" style:family="paragraph" style:parent-style-name="Standard">
      <style:paragraph-properties fo:margin-left="0.635cm" fo:margin-right="0cm" fo:text-indent="0cm" style:auto-text-indent="false"/>
      <style:text-properties style:font-name="Century Gothic" fo:font-size="14pt" fo:language="en" fo:country="AU" style:font-size-asian="14pt" style:font-name-complex="Arial" style:font-size-complex="14pt" style:font-weight-complex="bold"/>
    </style:style>
    <style:style style:name="P26" style:family="paragraph" style:parent-style-name="Standard" style:list-style-name="L1">
      <style:text-properties officeooo:paragraph-rsid="0016cd2d"/>
    </style:style>
    <style:style style:name="P27" style:family="paragraph" style:parent-style-name="Standard" style:list-style-name="L1">
      <style:text-properties style:font-name="Century Gothic" fo:font-size="14pt" officeooo:rsid="0016cd2d" officeooo:paragraph-rsid="0016cd2d" style:font-size-asian="14pt" style:font-name-complex="Arial" style:font-size-complex="14pt"/>
    </style:style>
    <style:style style:name="P28" style:family="paragraph" style:parent-style-name="Standard" style:list-style-name="L1">
      <style:text-properties style:font-name="Century Gothic" fo:font-size="14pt" officeooo:paragraph-rsid="0016cd2d" style:font-size-asian="14pt" style:font-name-complex="Arial" style:font-size-complex="14pt"/>
    </style:style>
    <style:style style:name="P29" style:family="paragraph" style:parent-style-name="Standard" style:list-style-name="L1">
      <style:text-properties style:font-name="Century Gothic" fo:font-size="14pt" officeooo:rsid="001c2473" officeooo:paragraph-rsid="001c2473" style:font-size-asian="14pt" style:font-name-complex="Arial" style:font-size-complex="14pt"/>
    </style:style>
    <style:style style:name="P30" style:family="paragraph" style:parent-style-name="Standard" style:list-style-name="WW8Num4">
      <style:text-properties style:font-name="Century Gothic" fo:font-size="14pt" style:font-size-asian="14pt" style:font-name-complex="Arial" style:font-size-complex="14pt"/>
    </style:style>
    <style:style style:name="P31" style:family="paragraph" style:parent-style-name="Standard" style:list-style-name="WW8Num11">
      <style:text-properties style:font-name="Century Gothic" fo:font-size="14pt" officeooo:paragraph-rsid="00263036" style:font-size-asian="14pt" style:font-name-complex="Arial" style:font-size-complex="14pt"/>
    </style:style>
    <style:style style:name="P32" style:family="paragraph" style:parent-style-name="Standard" style:list-style-name="WW8Num15">
      <style:text-properties style:font-name="Century Gothic" fo:font-size="14pt" officeooo:paragraph-rsid="0024554b" style:font-size-asian="14pt" style:font-name-complex="Arial" style:font-size-complex="14pt"/>
    </style:style>
    <style:style style:name="P33" style:family="paragraph" style:parent-style-name="Standard" style:list-style-name="WW8Num15">
      <style:text-properties style:font-name="Century Gothic" fo:font-size="14pt" officeooo:rsid="00363f0c" officeooo:paragraph-rsid="00363f0c" style:font-size-asian="14pt" style:font-name-complex="Arial" style:font-size-complex="14pt"/>
    </style:style>
    <style:style style:name="P34" style:family="paragraph" style:parent-style-name="Standard" style:list-style-name="L2">
      <style:text-properties style:font-name="Century Gothic" fo:font-size="14pt" officeooo:rsid="001f54f2" officeooo:paragraph-rsid="001f54f2" style:font-size-asian="14pt" style:font-name-complex="Arial" style:font-size-complex="14pt"/>
    </style:style>
    <style:style style:name="P35" style:family="paragraph" style:parent-style-name="Standard" style:list-style-name="L2">
      <style:text-properties style:font-name="Century Gothic" fo:font-size="14pt" officeooo:rsid="001f54f2" officeooo:paragraph-rsid="001fd5ba" style:font-size-asian="14pt" style:font-name-complex="Arial" style:font-size-complex="14pt"/>
    </style:style>
    <style:style style:name="P36" style:family="paragraph" style:parent-style-name="Standard" style:list-style-name="L2">
      <style:text-properties style:font-name="Century Gothic" fo:font-size="14pt" style:font-size-asian="14pt" style:font-name-complex="Arial" style:font-size-complex="14pt"/>
    </style:style>
    <style:style style:name="P37" style:family="paragraph" style:parent-style-name="Standard" style:list-style-name="L2">
      <style:text-properties style:font-name="Century Gothic" fo:font-size="14pt" officeooo:rsid="002b6829" officeooo:paragraph-rsid="002b6829" style:font-size-asian="14pt" style:font-name-complex="Arial" style:font-size-complex="14pt"/>
    </style:style>
    <style:style style:name="P38" style:family="paragraph" style:parent-style-name="Standard" style:list-style-name="WW8Num10">
      <style:text-properties style:font-name="Century Gothic" fo:font-size="14pt" officeooo:rsid="001fd5ba" officeooo:paragraph-rsid="001fd5ba" style:font-size-asian="14pt" style:font-name-complex="Arial" style:font-size-complex="14pt"/>
    </style:style>
    <style:style style:name="P39" style:family="paragraph" style:parent-style-name="Standard" style:list-style-name="WW8Num10">
      <style:text-properties style:font-name="Century Gothic" fo:font-size="14pt" officeooo:rsid="001e77e6" officeooo:paragraph-rsid="001e77e6" style:font-size-asian="14pt" style:font-name-complex="Arial" style:font-size-complex="14pt"/>
    </style:style>
    <style:style style:name="P40" style:family="paragraph" style:parent-style-name="Standard" style:list-style-name="WW8Num12">
      <style:text-properties style:font-name="Century Gothic" fo:font-size="14pt" style:font-size-asian="14pt" style:font-name-complex="Arial" style:font-size-complex="14pt"/>
    </style:style>
    <style:style style:name="P41" style:family="paragraph" style:parent-style-name="Standard" style:list-style-name="WW8Num10">
      <style:text-properties style:font-name="Century Gothic" fo:font-size="14pt" style:font-size-asian="14pt" style:font-name-complex="Arial" style:font-size-complex="14pt"/>
    </style:style>
    <style:style style:name="P42" style:family="paragraph" style:parent-style-name="Standard" style:list-style-name="WW8Num6">
      <style:text-properties style:font-name="Century Gothic" fo:font-size="14pt" style:font-size-asian="14pt" style:font-name-complex="Arial" style:font-size-complex="14pt"/>
    </style:style>
    <style:style style:name="P43" style:family="paragraph" style:parent-style-name="Standard" style:list-style-name="WW8Num6">
      <style:text-properties style:font-name="Century Gothic" fo:font-size="14pt" officeooo:paragraph-rsid="001fdf09" style:font-size-asian="14pt" style:font-name-complex="Arial" style:font-size-complex="14pt"/>
    </style:style>
    <style:style style:name="P44" style:family="paragraph" style:parent-style-name="Standard" style:list-style-name="WW8Num6">
      <style:text-properties style:font-name="Century Gothic" fo:font-size="14pt" officeooo:paragraph-rsid="001f54f2" style:font-size-asian="14pt" style:font-name-complex="Arial" style:font-size-complex="14pt"/>
    </style:style>
    <style:style style:name="P45" style:family="paragraph" style:parent-style-name="Standard" style:list-style-name="WW8Num6">
      <style:text-properties style:font-name="Century Gothic" fo:font-size="14pt" officeooo:rsid="001fdf09" officeooo:paragraph-rsid="001fdf09" style:font-size-asian="14pt" style:font-name-complex="Arial" style:font-size-complex="14pt"/>
    </style:style>
    <style:style style:name="P46" style:family="paragraph" style:parent-style-name="Standard" style:list-style-name="WW8Num9">
      <style:text-properties style:font-name="Century Gothic" fo:font-size="14pt" officeooo:rsid="0027a649" officeooo:paragraph-rsid="0027a649" style:font-size-asian="14pt" style:font-name-complex="Arial" style:font-size-complex="14pt"/>
    </style:style>
    <style:style style:name="P47" style:family="paragraph" style:parent-style-name="Standard" style:list-style-name="L3">
      <style:text-properties style:font-name="Century Gothic" fo:font-size="14pt" officeooo:paragraph-rsid="0027a649" style:font-size-asian="14pt" style:font-name-complex="Arial" style:font-size-complex="14pt"/>
    </style:style>
    <style:style style:name="P48" style:family="paragraph" style:parent-style-name="Standard" style:list-style-name="WW8Num17">
      <style:text-properties style:font-name="Century Gothic" fo:font-size="14pt" officeooo:paragraph-rsid="0031e9ee" style:font-size-asian="14pt" style:font-name-complex="Arial" style:font-size-complex="14pt"/>
    </style:style>
    <style:style style:name="P49" style:family="paragraph" style:parent-style-name="Standard" style:list-style-name="WW8Num7">
      <style:text-properties style:font-name="Century Gothic" fo:font-size="14pt" style:font-size-asian="14pt" style:font-name-complex="Arial" style:font-size-complex="14pt"/>
    </style:style>
    <style:style style:name="P50" style:family="paragraph" style:parent-style-name="Standard" style:list-style-name="L1">
      <style:text-properties style:font-name="Century Gothic" fo:font-size="14pt" officeooo:rsid="001832b9" officeooo:paragraph-rsid="001832b9" style:font-size-asian="14pt" style:font-size-complex="14pt"/>
    </style:style>
    <style:style style:name="P51" style:family="paragraph" style:parent-style-name="Standard" style:list-style-name="WW8Num2">
      <style:text-properties style:font-name="Century Gothic" fo:font-size="14pt" style:font-size-asian="14pt" style:font-size-complex="14pt"/>
    </style:style>
    <style:style style:name="P52" style:family="paragraph" style:parent-style-name="Standard" style:list-style-name="WW8Num11">
      <style:text-properties style:font-name="Century Gothic" fo:font-size="14pt" style:font-size-asian="14pt" style:font-size-complex="14pt"/>
    </style:style>
    <style:style style:name="P53" style:family="paragraph" style:parent-style-name="Standard" style:list-style-name="WW8Num11">
      <style:text-properties style:font-name="Century Gothic" fo:font-size="14pt" officeooo:paragraph-rsid="00263036" style:font-size-asian="14pt" style:font-size-complex="14pt"/>
    </style:style>
    <style:style style:name="P54" style:family="paragraph" style:parent-style-name="Standard" style:list-style-name="WW8Num15">
      <style:text-properties style:font-name="Century Gothic" fo:font-size="14pt" officeooo:paragraph-rsid="0024554b" style:font-size-asian="14pt" style:font-size-complex="14pt"/>
    </style:style>
    <style:style style:name="P55" style:family="paragraph" style:parent-style-name="Standard" style:list-style-name="WW8Num11">
      <style:text-properties style:font-name="Century Gothic" fo:font-size="14pt" fo:language="es" fo:country="ES" officeooo:rsid="001dfbb5" officeooo:paragraph-rsid="002439f9" style:font-size-asian="14pt" style:font-name-complex="Arial" style:font-size-complex="14pt"/>
    </style:style>
    <style:style style:name="P56" style:family="paragraph" style:parent-style-name="Standard" style:list-style-name="WW8Num15">
      <style:text-properties style:font-name="Century Gothic" fo:font-size="14pt" fo:language="es" fo:country="ES" officeooo:rsid="001dfbb5" officeooo:paragraph-rsid="0024554b" style:font-size-asian="14pt" style:font-name-complex="Arial" style:font-size-complex="14pt"/>
    </style:style>
    <style:style style:name="P57" style:family="paragraph" style:parent-style-name="Standard" style:list-style-name="WW8Num15">
      <style:text-properties style:font-name="Century Gothic" fo:font-size="14pt" fo:language="es" fo:country="ES" officeooo:rsid="0033adb0" officeooo:paragraph-rsid="0033adb0" style:font-size-asian="14pt" style:font-name-complex="Arial" style:font-size-complex="14pt"/>
    </style:style>
    <style:style style:name="P58" style:family="paragraph" style:parent-style-name="Standard" style:list-style-name="WW8Num19">
      <style:text-properties style:font-name="Century Gothic" fo:font-size="14pt" fo:language="en" fo:country="AU" style:font-size-asian="14pt" style:font-name-complex="Arial" style:font-size-complex="14pt"/>
    </style:style>
    <style:style style:name="P59" style:family="paragraph" style:parent-style-name="Standard" style:list-style-name="WW8Num4"/>
    <style:style style:name="P60" style:family="paragraph" style:parent-style-name="Standard" style:list-style-name="WW8Num11"/>
    <style:style style:name="P61" style:family="paragraph" style:parent-style-name="Standard" style:list-style-name="WW8Num11">
      <style:text-properties officeooo:paragraph-rsid="002439f9"/>
    </style:style>
    <style:style style:name="P62" style:family="paragraph" style:parent-style-name="Standard" style:list-style-name="WW8Num15">
      <style:text-properties officeooo:paragraph-rsid="0024554b"/>
    </style:style>
    <style:style style:name="P63" style:family="paragraph" style:parent-style-name="Standard" style:list-style-name="L2"/>
    <style:style style:name="P64" style:family="paragraph" style:parent-style-name="Standard" style:list-style-name="L2">
      <style:text-properties officeooo:rsid="001f54f2" officeooo:paragraph-rsid="001f54f2"/>
    </style:style>
    <style:style style:name="P65" style:family="paragraph" style:parent-style-name="Standard" style:list-style-name="WW8Num12"/>
    <style:style style:name="P66" style:family="paragraph" style:parent-style-name="Standard" style:list-style-name="WW8Num12">
      <style:text-properties officeooo:rsid="0038ccaa" officeooo:paragraph-rsid="0038ccaa"/>
    </style:style>
    <style:style style:name="P67" style:family="paragraph" style:parent-style-name="Standard" style:list-style-name="WW8Num6"/>
    <style:style style:name="P68" style:family="paragraph" style:parent-style-name="Standard" style:list-style-name="WW8Num6">
      <style:text-properties officeooo:paragraph-rsid="001fdf09"/>
    </style:style>
    <style:style style:name="P69" style:family="paragraph" style:parent-style-name="Standard" style:list-style-name="WW8Num3"/>
    <style:style style:name="P70" style:family="paragraph" style:parent-style-name="Standard" style:list-style-name="WW8Num3">
      <style:text-properties officeooo:paragraph-rsid="001fdf09"/>
    </style:style>
    <style:style style:name="P71" style:family="paragraph" style:parent-style-name="Standard" style:list-style-name="WW8Num9"/>
    <style:style style:name="P72" style:family="paragraph" style:parent-style-name="Standard" style:list-style-name="WW8Num9">
      <style:text-properties officeooo:rsid="0027a649" officeooo:paragraph-rsid="0027a649"/>
    </style:style>
    <style:style style:name="P73" style:family="paragraph" style:parent-style-name="Standard" style:list-style-name="L3">
      <style:text-properties officeooo:paragraph-rsid="0027a649"/>
    </style:style>
    <style:style style:name="P74" style:family="paragraph" style:parent-style-name="Standard" style:list-style-name="WW8Num7"/>
    <style:style style:name="P75" style:family="paragraph" style:parent-style-name="Standard" style:list-style-name="WW8Num19"/>
    <style:style style:name="P76" style:family="paragraph" style:parent-style-name="Heading_20_1">
      <style:paragraph-properties fo:text-align="center" style:justify-single-word="false"/>
      <style:text-properties style:font-name="Century Gothic" fo:font-size="14pt" style:font-size-asian="14pt" style:font-size-complex="14pt"/>
    </style:style>
    <style:style style:name="P77" style:family="paragraph" style:parent-style-name="Heading_20_1">
      <style:paragraph-properties fo:text-align="center" style:justify-single-word="false"/>
      <style:text-properties style:font-name="Century Gothic" fo:font-size="14pt" style:font-size-asian="14pt" style:font-name-complex="Arial Black" style:font-size-complex="14pt"/>
    </style:style>
    <style:style style:name="P78" style:family="paragraph" style:parent-style-name="Heading_20_1" style:master-page-name="Standard">
      <style:paragraph-properties fo:text-align="center" style:justify-single-word="false" style:page-number="auto"/>
      <style:text-properties style:font-name="Century Gothic" fo:font-size="14pt" style:font-size-asian="14pt" style:font-size-complex="14pt"/>
    </style:style>
    <style:style style:name="P79" style:family="paragraph" style:parent-style-name="Heading_20_3">
      <style:text-properties style:font-name="Century Gothic" fo:font-size="14pt" style:font-size-asian="14pt" style:font-size-complex="14pt"/>
    </style:style>
    <style:style style:name="P80" style:family="paragraph" style:parent-style-name="Heading_20_3">
      <style:text-properties style:font-name="Century Gothic" fo:font-size="14pt" officeooo:paragraph-rsid="0029a169" style:font-size-asian="14pt" style:font-size-complex="14pt"/>
    </style:style>
    <style:style style:name="P81" style:family="paragraph" style:parent-style-name="Heading_20_3">
      <style:text-properties style:font-name="Century Gothic" fo:font-size="14pt" officeooo:paragraph-rsid="00300d19" style:font-size-asian="14pt" style:font-size-complex="14pt"/>
    </style:style>
    <style:style style:name="P82" style:family="paragraph" style:parent-style-name="Heading_20_3">
      <style:text-properties style:font-name="Century Gothic" fo:font-size="14pt" fo:language="fr" fo:country="FR" style:font-size-asian="14pt" style:font-size-complex="14pt"/>
    </style:style>
    <style:style style:name="P83" style:family="paragraph" style:parent-style-name="Heading_20_2">
      <style:text-properties style:font-name="Century Gothic" fo:font-size="14pt" officeooo:paragraph-rsid="0029a169" style:font-size-asian="14pt" style:font-size-complex="14pt"/>
    </style:style>
    <style:style style:name="P84" style:family="paragraph" style:parent-style-name="Heading_20_2">
      <style:text-properties style:font-name="Century Gothic" fo:font-size="14pt" officeooo:paragraph-rsid="0024554b" style:font-size-asian="14pt" style:font-size-complex="14pt"/>
    </style:style>
    <style:style style:name="T1" style:family="text">
      <style:text-properties fo:language="fr" fo:country="FR" officeooo:rsid="001e77e6"/>
    </style:style>
    <style:style style:name="T2" style:family="text">
      <style:text-properties fo:language="fr" fo:country="FR" officeooo:rsid="0029a169"/>
    </style:style>
    <style:style style:name="T3" style:family="text">
      <style:text-properties style:font-name-complex="Arial"/>
    </style:style>
    <style:style style:name="T4" style:family="text">
      <style:text-properties officeooo:rsid="0019d4d4" style:font-name-complex="Arial"/>
    </style:style>
    <style:style style:name="T5" style:family="text">
      <style:text-properties officeooo:rsid="001adcd9" style:font-name-complex="Arial"/>
    </style:style>
    <style:style style:name="T6" style:family="text">
      <style:text-properties officeooo:rsid="001c2473" style:font-name-complex="Arial"/>
    </style:style>
    <style:style style:name="T7" style:family="text">
      <style:text-properties officeooo:rsid="00236a38" style:font-name-complex="Arial"/>
    </style:style>
    <style:style style:name="T8" style:family="text">
      <style:text-properties officeooo:rsid="00363f0c" style:font-name-complex="Ari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font-weight-asian="bold" style:font-name-complex="Arial"/>
    </style:style>
    <style:style style:name="T12" style:family="text">
      <style:text-properties fo:font-weight="bold" style:font-weight-asian="bold" style:font-name-complex="Arial" style:font-weight-complex="bold"/>
    </style:style>
    <style:style style:name="T13" style:family="text">
      <style:text-properties fo:font-weight="bold" officeooo:rsid="0019d4d4" style:font-weight-asian="bold" style:font-name-complex="Arial" style:font-weight-complex="bold"/>
    </style:style>
    <style:style style:name="T14" style:family="text">
      <style:text-properties fo:font-weight="bold" officeooo:rsid="00236a38" style:font-weight-asian="bold" style:font-name-complex="Arial" style:font-weight-complex="bold"/>
    </style:style>
    <style:style style:name="T15" style:family="text">
      <style:text-properties fo:font-style="italic" style:font-style-asian="italic" style:font-style-complex="italic"/>
    </style:style>
    <style:style style:name="T16" style:family="text">
      <style:text-properties fo:color="#000000" style:font-name="Century Gothic" fo:font-size="14pt" fo:font-weight="bold" style:font-size-asian="14pt" style:font-weight-asian="bold" style:font-name-complex="Arial" style:font-size-complex="14pt" style:font-weight-complex="bold"/>
    </style:style>
    <style:style style:name="T17" style:family="text">
      <style:text-properties fo:language="en" fo:country="AU"/>
    </style:style>
    <style:style style:name="T18" style:family="text">
      <style:text-properties fo:language="en" fo:country="AU" officeooo:rsid="0031e9ee"/>
    </style:style>
    <style:style style:name="T19" style:family="text">
      <style:text-properties fo:language="en" fo:country="AU" officeooo:rsid="0032b024"/>
    </style:style>
    <style:style style:name="T20" style:family="text">
      <style:text-properties officeooo:rsid="0016cd2d"/>
    </style:style>
    <style:style style:name="T21" style:family="text">
      <style:text-properties officeooo:rsid="0019d4d4"/>
    </style:style>
    <style:style style:name="T22" style:family="text">
      <style:text-properties style:font-name="Century Gothic" fo:font-size="14pt" style:font-size-asian="14pt" style:font-name-complex="Arial" style:font-size-complex="14pt"/>
    </style:style>
    <style:style style:name="T23" style:family="text">
      <style:text-properties style:font-name="Century Gothic" fo:font-size="14pt" officeooo:rsid="0016cd2d" style:font-size-asian="14pt" style:font-name-complex="Arial" style:font-size-complex="14pt"/>
    </style:style>
    <style:style style:name="T24" style:family="text">
      <style:text-properties style:font-name="Century Gothic" fo:font-size="14pt" officeooo:rsid="0019d4d4" style:font-size-asian="14pt" style:font-name-complex="Arial" style:font-size-complex="14pt"/>
    </style:style>
    <style:style style:name="T25" style:family="text">
      <style:text-properties style:font-name="Century Gothic" fo:font-size="14pt" style:font-size-asian="14pt" style:font-name-complex="Arial" style:font-size-complex="14pt" style:font-weight-complex="bold"/>
    </style:style>
    <style:style style:name="T26" style:family="text">
      <style:text-properties style:font-name="Century Gothic" fo:font-size="14pt" officeooo:rsid="0031e9ee" style:font-size-asian="14pt" style:font-name-complex="Arial" style:font-size-complex="14pt" style:font-weight-complex="bold"/>
    </style:style>
    <style:style style:name="T27" style:family="text">
      <style:text-properties style:font-name="Century Gothic" fo:font-size="14pt" officeooo:rsid="0032b024" style:font-size-asian="14pt" style:font-name-complex="Arial" style:font-size-complex="14pt" style:font-weight-complex="bold"/>
    </style:style>
    <style:style style:name="T28" style:family="text">
      <style:text-properties style:font-name="Century Gothic" fo:font-size="14pt" officeooo:rsid="001adcd9" style:font-size-asian="14pt" style:font-name-complex="Arial" style:font-size-complex="14pt"/>
    </style:style>
    <style:style style:name="T29" style:family="text">
      <style:text-properties style:font-name="Century Gothic" fo:font-size="14pt" officeooo:rsid="001dfbb5" style:font-size-asian="14pt" style:font-name-complex="Arial" style:font-size-complex="14pt"/>
    </style:style>
    <style:style style:name="T30" style:family="text">
      <style:text-properties style:font-name="Century Gothic" fo:font-size="14pt" officeooo:rsid="001e77e6" style:font-size-asian="14pt" style:font-name-complex="Arial" style:font-size-complex="14pt"/>
    </style:style>
    <style:style style:name="T31" style:family="text">
      <style:text-properties style:font-name="Century Gothic" fo:font-size="14pt" officeooo:rsid="001f54f2" style:font-size-asian="14pt" style:font-name-complex="Arial" style:font-size-complex="14pt"/>
    </style:style>
    <style:style style:name="T32" style:family="text">
      <style:text-properties style:font-name="Century Gothic" fo:font-size="14pt" officeooo:rsid="001fd5ba" style:font-size-asian="14pt" style:font-name-complex="Arial" style:font-size-complex="14pt"/>
    </style:style>
    <style:style style:name="T33" style:family="text">
      <style:text-properties style:font-name="Century Gothic" fo:font-size="14pt" officeooo:rsid="001fdf09" style:font-size-asian="14pt" style:font-name-complex="Arial" style:font-size-complex="14pt"/>
    </style:style>
    <style:style style:name="T34" style:family="text">
      <style:text-properties style:font-name="Century Gothic" fo:font-size="14pt" officeooo:rsid="0021d48b" style:font-size-asian="14pt" style:font-name-complex="Arial" style:font-size-complex="14pt"/>
    </style:style>
    <style:style style:name="T35" style:family="text">
      <style:text-properties style:font-name="Century Gothic" fo:font-size="14pt" officeooo:rsid="002439f9" style:font-size-asian="14pt" style:font-name-complex="Arial" style:font-size-complex="14pt"/>
    </style:style>
    <style:style style:name="T36" style:family="text">
      <style:text-properties style:font-name="Century Gothic" fo:font-size="14pt" officeooo:rsid="0027a649" style:font-size-asian="14pt" style:font-name-complex="Arial" style:font-size-complex="14pt"/>
    </style:style>
    <style:style style:name="T37" style:family="text">
      <style:text-properties style:font-name="Century Gothic" fo:font-size="14pt" officeooo:rsid="002d3358" style:font-size-asian="14pt" style:font-name-complex="Arial" style:font-size-complex="14pt"/>
    </style:style>
    <style:style style:name="T38" style:family="text">
      <style:text-properties style:font-name="Century Gothic" fo:font-size="14pt" officeooo:rsid="002eeda2" style:font-size-asian="14pt" style:font-name-complex="Arial" style:font-size-complex="14pt"/>
    </style:style>
    <style:style style:name="T39" style:family="text">
      <style:text-properties style:font-name="Century Gothic" fo:font-size="14pt" officeooo:rsid="00300d19" style:font-size-asian="14pt" style:font-name-complex="Arial" style:font-size-complex="14pt"/>
    </style:style>
    <style:style style:name="T40" style:family="text">
      <style:text-properties style:font-name="Century Gothic" fo:font-size="14pt" officeooo:rsid="0031e9ee" style:font-size-asian="14pt" style:font-name-complex="Arial" style:font-size-complex="14pt"/>
    </style:style>
    <style:style style:name="T41" style:family="text">
      <style:text-properties style:font-name="Century Gothic" fo:font-size="14pt" officeooo:rsid="0032b024" style:font-size-asian="14pt" style:font-name-complex="Arial" style:font-size-complex="14pt"/>
    </style:style>
    <style:style style:name="T42" style:family="text">
      <style:text-properties style:font-name="Century Gothic" fo:font-size="14pt" officeooo:rsid="00334593" style:font-size-asian="14pt" style:font-name-complex="Arial" style:font-size-complex="14pt"/>
    </style:style>
    <style:style style:name="T43" style:family="text">
      <style:text-properties style:font-name="Century Gothic" fo:font-size="14pt" officeooo:rsid="00370e6f" style:font-size-asian="14pt" style:font-name-complex="Arial" style:font-size-complex="14pt"/>
    </style:style>
    <style:style style:name="T44" style:family="text">
      <style:text-properties style:font-name="Century Gothic" fo:font-size="14pt" officeooo:rsid="0038fec4" style:font-size-asian="14pt" style:font-name-complex="Arial" style:font-size-complex="14pt"/>
    </style:style>
    <style:style style:name="T45" style:family="text">
      <style:text-properties style:font-name="Century Gothic" fo:font-size="14pt" style:font-size-asian="14pt" style:font-size-complex="14pt"/>
    </style:style>
    <style:style style:name="T46" style:family="text">
      <style:text-properties style:font-name="Century Gothic" fo:font-size="14pt" officeooo:rsid="0016cd2d" style:font-size-asian="14pt" style:font-size-complex="14pt"/>
    </style:style>
    <style:style style:name="T47" style:family="text">
      <style:text-properties style:font-name="Century Gothic" fo:font-size="14pt" officeooo:rsid="001c2473" style:font-size-asian="14pt" style:font-size-complex="14pt"/>
    </style:style>
    <style:style style:name="T48" style:family="text">
      <style:text-properties style:font-name="Century Gothic" fo:font-size="14pt" officeooo:rsid="0027a649" style:font-size-asian="14pt" style:font-size-complex="14pt"/>
    </style:style>
    <style:style style:name="T49" style:family="text">
      <style:text-properties style:font-name="Century Gothic" fo:font-size="14pt" style:font-size-asian="14pt" style:font-name-complex="Courier New" style:font-size-complex="14pt" style:font-weight-complex="bold"/>
    </style:style>
    <style:style style:name="T50" style:family="text">
      <style:text-properties style:font-name="Century Gothic" fo:font-size="14pt" fo:font-style="italic" style:font-size-asian="14pt" style:font-style-asian="italic" style:font-size-complex="14pt"/>
    </style:style>
    <style:style style:name="T51" style:family="text">
      <style:text-properties style:font-name="Century Gothic" fo:font-size="14pt" fo:font-style="italic" style:font-size-asian="14pt" style:font-style-asian="italic" style:font-name-complex="Arial" style:font-size-complex="14pt" style:font-style-complex="italic"/>
    </style:style>
    <style:style style:name="T52" style:family="text">
      <style:text-properties style:font-name="Century Gothic" fo:font-size="14pt" fo:font-style="italic" officeooo:rsid="0021d48b" style:font-size-asian="14pt" style:font-style-asian="italic" style:font-name-complex="Arial" style:font-size-complex="14pt" style:font-style-complex="italic"/>
    </style:style>
    <style:style style:name="T53" style:family="text">
      <style:text-properties style:font-name="Century Gothic" fo:font-size="14pt" fo:font-style="italic" fo:font-weight="normal" style:font-size-asian="14pt" style:font-style-asian="italic" style:font-weight-asian="normal" style:font-size-complex="14pt" style:font-style-complex="italic" style:font-weight-complex="normal"/>
    </style:style>
    <style:style style:name="T54" style:family="text">
      <style:text-properties style:font-name="Century Gothic" fo:font-size="14pt" fo:font-weight="bold" style:font-size-asian="14pt" style:font-weight-asian="bold" style:font-size-complex="14pt" style:font-weight-complex="bold"/>
    </style:style>
    <style:style style:name="T55" style:family="text">
      <style:text-properties style:font-name="Century Gothic" fo:font-size="14pt" fo:font-weight="bold" style:font-size-asian="14pt" style:font-weight-asian="bold" style:font-name-complex="Arial" style:font-size-complex="14pt"/>
    </style:style>
    <style:style style:name="T56" style:family="text">
      <style:text-properties style:font-name="Century Gothic" fo:font-size="14pt" fo:font-weight="bold" style:font-size-asian="14pt" style:font-weight-asian="bold" style:font-name-complex="Arial" style:font-size-complex="14pt" style:font-weight-complex="bold"/>
    </style:style>
    <style:style style:name="T57" style:family="text">
      <style:text-properties style:font-name="Century Gothic" fo:font-size="14pt" fo:font-weight="bold" officeooo:rsid="0019d4d4" style:font-size-asian="14pt" style:font-weight-asian="bold" style:font-name-complex="Arial" style:font-size-complex="14pt" style:font-weight-complex="bold"/>
    </style:style>
    <style:style style:name="T58" style:family="text">
      <style:text-properties style:font-name="Century Gothic" fo:font-size="14pt" fo:font-weight="bold" officeooo:rsid="0021d48b" style:font-size-asian="14pt" style:font-weight-asian="bold" style:font-name-complex="Arial" style:font-size-complex="14pt" style:font-weight-complex="bold"/>
    </style:style>
    <style:style style:name="T59" style:family="text">
      <style:text-properties style:font-name="Century Gothic" fo:font-size="14pt" fo:font-weight="bold" officeooo:rsid="0032b024" style:font-size-asian="14pt" style:font-weight-asian="bold" style:font-name-complex="Arial" style:font-size-complex="14pt" style:font-weight-complex="bold"/>
    </style:style>
    <style:style style:name="T60" style:family="text">
      <style:text-properties style:font-name="Century Gothic" fo:font-size="14pt" fo:language="en" fo:country="AU" style:font-size-asian="14pt" style:font-name-complex="Arial" style:font-size-complex="14pt"/>
    </style:style>
    <style:style style:name="T61" style:family="text">
      <style:text-properties style:font-name="Century Gothic" fo:font-size="14pt" fo:language="en" fo:country="AU" style:font-size-asian="14pt" style:font-name-complex="Arial" style:font-size-complex="14pt" style:font-weight-complex="bold"/>
    </style:style>
    <style:style style:name="T62" style:family="text">
      <style:text-properties style:font-name="Century Gothic" fo:font-size="14pt" fo:language="en" fo:country="AU" officeooo:rsid="0032b024" style:font-size-asian="14pt" style:font-size-complex="14pt" style:font-weight-complex="bold"/>
    </style:style>
    <style:style style:name="T63" style:family="text">
      <style:text-properties style:font-name="Century Gothic" fo:font-size="14pt" fo:language="en" fo:country="AU" fo:font-weight="bold" style:font-size-asian="14pt" style:font-weight-asian="bold" style:font-name-complex="Arial" style:font-size-complex="14pt" style:font-weight-complex="bold"/>
    </style:style>
    <style:style style:name="T64" style:family="text">
      <style:text-properties style:font-name="Century Gothic" fo:font-size="14pt" fo:font-weight="normal" style:font-size-asian="14pt" style:font-weight-asian="normal" style:font-name-complex="Arial" style:font-size-complex="14pt" style:font-weight-complex="normal"/>
    </style:style>
    <style:style style:name="T65" style:family="text">
      <style:text-properties style:font-name="Century Gothic" fo:font-size="14pt" fo:font-weight="normal" officeooo:rsid="0031e9ee" style:font-size-asian="14pt" style:font-weight-asian="normal" style:font-name-complex="Arial" style:font-size-complex="14pt" style:font-weight-complex="normal"/>
    </style:style>
    <style:style style:name="T66" style:family="text">
      <style:text-properties style:font-name="Century Gothic" fo:font-size="14pt" fo:font-weight="normal" officeooo:rsid="0032b024" style:font-size-asian="14pt" style:font-weight-asian="normal" style:font-name-complex="Arial" style:font-size-complex="14pt" style:font-weight-complex="normal"/>
    </style:style>
    <style:style style:name="T67" style:family="text">
      <style:text-properties style:font-name="Century Gothic" fo:font-size="14pt" fo:font-weight="normal" style:font-size-asian="14pt" style:font-weight-asian="normal" style:font-size-complex="14pt" style:font-weight-complex="normal"/>
    </style:style>
    <style:style style:name="T68" style:family="text">
      <style:text-properties fo:font-weight="normal" style:font-weight-asian="normal" style:font-weight-complex="normal"/>
    </style:style>
    <style:style style:name="T69" style:family="text">
      <style:text-properties officeooo:rsid="001dfbb5"/>
    </style:style>
    <style:style style:name="T70" style:family="text">
      <style:text-properties officeooo:rsid="001fdf09"/>
    </style:style>
    <style:style style:name="T71" style:family="text">
      <style:text-properties style:text-position="super 58%" officeooo:rsid="00236a38" style:font-name-complex="Arial"/>
    </style:style>
    <style:style style:name="T72" style:family="text">
      <style:text-properties officeooo:rsid="0024554b"/>
    </style:style>
    <style:style style:name="T73" style:family="text">
      <style:text-properties officeooo:rsid="0027a649"/>
    </style:style>
    <style:style style:name="T74" style:family="text">
      <style:text-properties officeooo:rsid="0029a169"/>
    </style:style>
    <style:style style:name="T75" style:family="text">
      <style:text-properties officeooo:rsid="00300d19"/>
    </style:style>
    <style:style style:name="T76" style:family="text">
      <style:text-properties officeooo:rsid="0032b024"/>
    </style:style>
    <style:style style:name="T77" style:family="text">
      <style:text-properties officeooo:rsid="00334593"/>
    </style:style>
    <style:style style:name="T78" style:family="text">
      <style:text-properties officeooo:rsid="003aa375"/>
    </style:style>
    <style:style style:name="T7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Chapter <text:span text:style-name="T21">1</text:span> – Genero Client<text:span text:style-name="T20">s</text:span></text:h>
      <text:list xml:id="list20071884" text:style-name="L1">
        <text:list-item>
          <text:p text:style-name="P27">Review the GDC configuration in GST.</text:p>
        </text:list-item>
        <text:list-item>
          <text:p text:style-name="P26"><text:span text:style-name="T23">Execute the </text:span><text:span text:style-name="HTML_20_Code"><text:span text:style-name="T46">query</text:span></text:span><text:span text:style-name="T23"> application</text:span></text:p>
          <text:list>
            <text:list-item>
              <text:p text:style-name="P26"><text:span text:style-name="T23">The </text:span><text:span text:style-name="HTML_20_Code"><text:span text:style-name="T46">query</text:span></text:span><text:span text:style-name="T23"> program, is the main program we will be working on during the training, it manages data about a group of stores.</text:span></text:p>
            </text:list-item>
          </text:list>
        </text:list-item>
        <text:list-item>
          <text:p text:style-name="P26"><text:span text:style-name="T23">Note the appearance of the </text:span><text:span text:style-name="HTML_20_Code"><text:span text:style-name="T46">query</text:span></text:span><text:span text:style-name="T23"> program in it’s current state, which is no Genero enhancements.</text:span></text:p>
        </text:list-item>
        <text:list-item>
          <text:p text:style-name="P28">Query for a store. Note that querying without providing any search criteria returns all stores, one store at a time.</text:p>
        </text:list-item>
        <text:list-item>
          <text:p text:style-name="P28">Add a store. Make a note of the store number that you assigned to your fictitious store. </text:p>
        </text:list-item>
        <text:list-item>
          <text:p text:style-name="P28">Update details regarding the store you added.</text:p>
        </text:list-item>
        <text:list-item>
          <text:p text:style-name="P26"><text:span text:style-name="T22">Exit the </text:span><text:span text:style-name="HTML_20_Code"><text:span text:style-name="T45">query</text:span></text:span><text:span text:style-name="T22"> program.</text:span></text:p>
        </text:list-item>
        <text:list-item>
          <text:p text:style-name="P50"><text:span text:style-name="T3">Switch your client config to ‘</text:span><text:span text:style-name="T6">W</text:span><text:span text:style-name="T3">eb’ and run the query program again – test the program in the browser.</text:span></text:p>
        </text:list-item>
        <text:list-item>
          <text:p text:style-name="P29">Put the client config back to the ‘Desktop’</text:p>
        </text:list-item>
      </text:list>
      <text:p text:style-name="P7"/>
      <text:p text:style-name="P10"/>
      <text:h text:style-name="P76" text:outline-level="1">Chapter 2 – Forms</text:h>
      <text:h text:style-name="P83" text:outline-level="2"><text:span text:style-name="T74">Chapter 2 - </text:span>Exercise 1 - <text:span text:style-name="T72">Containers</text:span></text:h>
      <text:p text:style-name="Standard"><text:span text:style-name="T24">In</text:span><text:span text:style-name="T22"> the </text:span><text:span text:style-name="HTML_20_Code"><text:span text:style-name="T45">query</text:span></text:span><text:span text:style-name="T22"> </text:span><text:span text:style-name="T24">application node, open custform.per</text:span><text:span text:style-name="T22"> </text:span></text:p>
      <text:p text:style-name="P5"><text:span text:style-name="T5">1) <text:s/></text:span><text:span text:style-name="T3">Change the legacy syntax of SCREEN to </text:span><text:span text:style-name="T12">LAYOUT</text:span><text:span text:style-name="T3"> and add </text:span><text:span text:style-name="T12">GRID</text:span><text:span text:style-name="T3"> below that. Eg:</text:span></text:p>
      <text:p text:style-name="P15">LAYOUT</text:p>
      <text:p text:style-name="P15">GRID</text:p>
      <text:p text:style-name="P15">{</text:p>
      <text:p text:style-name="P15">…</text:p>
      <text:p text:style-name="P15">{</text:p>
      <text:p text:style-name="P15">END -- LAYOUT</text:p>
      <text:p text:style-name="P4"><text:span text:style-name="T5">2) <text:s/></text:span><text:span text:style-name="T3">Add a </text:span><text:span text:style-name="T13">TEXT</text:span><text:span text:style-name="T3"> attribute to set the title of the top window.</text:span></text:p>
      <text:p text:style-name="P8">Execute the program again and you should see your title in the title bar.</text:p>
      <text:p text:style-name="P6"><text:span text:style-name="T5">3) <text:s/></text:span><text:span text:style-name="T3">Split the form into two GRIDs , </text:span><text:span text:style-name="T7">Using</text:span><text:span text:style-name="T3"> a </text:span><text:span text:style-name="T12">VBOX</text:span><text:span text:style-name="T3">, </text:span><text:span text:style-name="T7">the 1</text:span><text:span text:style-name="T71">st</text:span><text:span text:style-name="T7"> </text:span><text:span text:style-name="T14">GRID</text:span><text:span text:style-name="T7"> should contain just the store number and name, the 2</text:span><text:span text:style-name="T71">nd</text:span><text:span text:style-name="T7"> will contain the other fields. Finally</text:span><text:span text:style-name="T3"> put a </text:span><text:span text:style-name="T12">GROUP</text:span><text:span text:style-name="T3"> around the first </text:span><text:span text:style-name="T12">GRID.</text:span></text:p>
      <text:p text:style-name="P7"><text:span text:style-name="T21">Now execute the query application, you should see a</text:span> group box outline around th<text:span text:style-name="T21">e</text:span> fields in the first grid </text:p>
      <text:p text:style-name="P4"><text:span text:style-name="T5">4) <text:s/></text:span><text:span text:style-name="T3">Change the </text:span><text:span text:style-name="T13">VBOX</text:span><text:span text:style-name="T3"> container to an </text:span><text:span text:style-name="T13">HBOX</text:span><text:span text:style-name="T4"> </text:span><text:span text:style-name="T3">container. </text:span></text:p>
      <text:p text:style-name="P7">You should see the form laid out horizontally instead of vertically.</text:p>
      <text:p text:style-name="Standard"><text:span text:style-name="T35">5</text:span><text:span text:style-name="T28">) <text:s/></text:span><text:span text:style-name="T22">Add the </text:span><text:span text:style-name="HTML_20_Code"><text:span text:style-name="T54">HIDDEN</text:span></text:span><text:span text:style-name="T22"> attribute to the second </text:span><text:span text:style-name="HTML_20_Code"><text:span text:style-name="T54">GRID</text:span></text:span><text:span text:style-name="T22"> container.</text:span></text:p>
      <text:p text:style-name="Standard"><text:span text:style-name="T22">Recompile the form and run the application. You should NOT see the fields from the second </text:span><text:span text:style-name="HTML_20_Code"><text:span text:style-name="T54">GRID</text:span></text:span><text:span text:style-name="T22"> container.</text:span></text:p>
      <text:p text:style-name="Standard"><text:span text:style-name="T35">6</text:span><text:span text:style-name="T28">) <text:s/></text:span><text:span text:style-name="T22">Change the </text:span><text:span text:style-name="HTML_20_Code"><text:span text:style-name="T54">HBOX</text:span></text:span><text:span text:style-name="T22"> container back to a </text:span><text:span text:style-name="HTML_20_Code"><text:span text:style-name="T54">VBOX</text:span></text:span><text:span text:style-name="T22"> container. Remove the </text:span><text:span text:style-name="HTML_20_Code"><text:span text:style-name="T54">HIDDEN</text:span></text:span><text:span text:style-name="T22"> attribute. Confirm your changes took effect.</text:span></text:p>
      <text:p text:style-name="P7"/>
      <text:h text:style-name="P80" text:outline-level="3"><text:span text:style-name="T74">Chapter 2 - </text:span>Exercise 2 - <text:span text:style-name="T72">Tables</text:span></text:h>
      <text:p text:style-name="P4">In this exercise, you will examine and work with tables. </text:p>
      <text:list xml:id="list1689563535" text:style-name="WW8Num4">
        <text:list-item>
          <text:p text:style-name="P59"><text:span text:style-name="T47">Execute the</text:span><text:span text:style-name="T45"> </text:span><text:span text:style-name="HTML_20_Code"><text:span text:style-name="T45">arrays</text:span></text:span><text:span text:style-name="T45"> application. <text:s/></text:span></text:p>
        </text:list-item>
        <text:list-item>
          <text:p text:style-name="P59"><text:span text:style-name="T22">Observe how the </text:span><text:span text:style-name="HTML_20_Code"><text:span text:style-name="T45">TABLE </text:span></text:span><text:span text:style-name="T22">container is rendered by the application.</text:span></text:p>
          <text:list>
            <text:list-item>
              <text:p text:style-name="P59"><text:soft-page-break/><text:span text:style-name="T22">Reorganize the table by dragging the </text:span><text:span text:style-name="HTML_20_Code"><text:span text:style-name="T54">Name</text:span></text:span><text:span text:style-name="T22"> column (store name) to precede the </text:span><text:span text:style-name="HTML_20_Code"><text:span text:style-name="T54">Id</text:span></text:span><text:span text:style-name="T22"> column (store number).</text:span></text:p>
            </text:list-item>
            <text:list-item>
              <text:p text:style-name="P59"><text:span text:style-name="T22">Click on the </text:span><text:span text:style-name="HTML_20_Code"><text:span text:style-name="T54">Name</text:span></text:span><text:span text:style-name="T22"> column heading to sort the list by the store name.</text:span></text:p>
            </text:list-item>
            <text:list-item>
              <text:p text:style-name="P59"><text:span text:style-name="T22">Click the </text:span><text:span text:style-name="HTML_20_Code"><text:span text:style-name="T54">Cancel</text:span></text:span><text:span text:style-name="T22"> button to close the application without making a selection.</text:span></text:p>
            </text:list-item>
          </text:list>
        </text:list-item>
        <text:list-item>
          <text:p text:style-name="P59"><text:bookmark-start text:name="OLE_LINK1"/><text:span text:style-name="T22">Open the </text:span><text:span text:style-name="HTML_20_Code"><text:span text:style-name="T45">manycust.per</text:span></text:span><text:span text:style-name="T45"> file for editing.</text:span></text:p>
          <text:list>
            <text:list-item>
              <text:p text:style-name="P59"><text:span text:style-name="T22">Locate the </text:span><text:span text:style-name="HTML_20_Code"><text:span text:style-name="T45">TABLE</text:span></text:span><text:span text:style-name="T22"> container.</text:span></text:p>
            </text:list-item>
            <text:list-item>
              <text:p text:style-name="P30">Change the column headings.</text:p>
            </text:list-item>
            <text:list-item>
              <text:p text:style-name="P30">Add the UNMOVABLECOLUMNS attribute to the table container.</text:p>
            </text:list-item>
          </text:list>
        </text:list-item>
        <text:list-item>
          <text:p text:style-name="P30">Rerun the application.</text:p>
          <text:list>
            <text:list-item>
              <text:p text:style-name="P30">Do you see your new headings?</text:p>
            </text:list-item>
            <text:list-item>
              <text:p text:style-name="P30">Are you able to rearrange the columns?</text:p>
            </text:list-item>
            <text:list-item>
              <text:p text:style-name="P30">Did the GDC preserve the order of the columns from your prior interaction with the program?</text:p>
            </text:list-item>
            <text:list-item>
              <text:p text:style-name="P59"><text:span text:style-name="T22">Click the </text:span><text:span text:style-name="HTML_20_Code"><text:span text:style-name="T54">Cancel</text:span></text:span><text:span text:style-name="T22"> button to exit the program.</text:span><text:bookmark-end text:name="OLE_LINK1"/><text:span text:style-name="T22"> </text:span></text:p>
            </text:list-item>
          </text:list>
        </text:list-item>
      </text:list>
      <text:h text:style-name="P80" text:outline-level="3"><text:span text:style-name="T74">Chapter 2 - </text:span>Exercise <text:span text:style-name="T72">3</text:span> – <text:span text:style-name="T72">Layout Tags</text:span></text:h>
      <text:p text:style-name="P22">For this exercise return to the query folder. </text:p>
      <text:list xml:id="list1959526446" text:style-name="WW8Num2">
        <text:list-item>
          <text:p text:style-name="P51">Move the State and Zip fields onto a new line under the Address fields.</text:p>
        </text:list-item>
        <text:list-item>
          <text:p text:style-name="P51">Change the <text:span text:style-name="T15">State</text:span> and <text:span text:style-name="T15">Zip</text:span> fields so they use a hbox <text:span text:style-name="T69">tags</text:span> and have a spacer between them.</text:p>
        </text:list-item>
        <text:list-item>
          <text:p text:style-name="P51">Finally, remove the <text:span text:style-name="T10">VBOX</text:span> and the <text:span text:style-name="T10">GROUP</text:span> and merge the two GRIDs so you have only one <text:span text:style-name="T10">GRID</text:span> with both sections in, then add a Group around each section using the &lt;G syntax.</text:p>
        </text:list-item>
      </text:list>
      <text:h text:style-name="P80" text:outline-level="3"><text:span text:style-name="T74">Chapter 2 - </text:span>Exercise <text:span text:style-name="T72">4</text:span> - <text:span text:style-name="T72">Widgets</text:span></text:h>
      <text:list xml:id="list1141091047" text:style-name="WW8Num11">
        <text:list-item>
          <text:p text:style-name="P60"><text:span text:style-name="T22">Find and review the documentation on the form item types (</text:span><text:span text:style-name="HTML_20_Code"><text:span text:style-name="T45">EDIT</text:span></text:span><text:span text:style-name="T22"> item type, </text:span><text:span text:style-name="HTML_20_Code"><text:span text:style-name="T45">BUTTON</text:span></text:span><text:span text:style-name="T22"> item type, and so on) located in the </text:span><text:span text:style-name="T56">Form Specification File – Attributes</text:span><text:span text:style-name="T22"> section. </text:span></text:p>
        </text:list-item>
      </text:list>
      <text:p text:style-name="P21"><text:soft-page-break/><text:span text:style-name="T3">If you are viewing the HTML version of the documentation, click on </text:span><text:span text:style-name="T12">Form Specification Files </text:span>located<text:span text:style-name="T12"> </text:span>under the section <text:span text:style-name="T10">User Interface (1)</text:span>.<text:span text:style-name="T3"> From the resulting </text:span><text:span text:style-name="T12">Form Specification Files</text:span><text:span text:style-name="T3"> page, click </text:span><text:span text:style-name="T12">Form file structure</text:span><text:span text:style-name="T3"> &gt;&gt; </text:span><text:span text:style-name="T12">Attributes</text:span><text:span text:style-name="T3">.</text:span></text:p>
      <text:list xml:id="list110611451234309" text:continue-numbering="true" text:style-name="WW8Num11">
        <text:list-item>
          <text:p text:style-name="P61"><text:span text:style-name="T34">Change the </text:span><text:span text:style-name="T52">created_on</text:span><text:span text:style-name="T34"> field to be a </text:span><text:span text:style-name="T58">DATEEDIT</text:span><text:span text:style-name="T34"> and the </text:span><text:span text:style-name="HTML_20_Code"><text:span text:style-name="T53">state</text:span></text:span><text:span text:style-name="T22"> field to </text:span><text:span text:style-name="T24">be a </text:span><text:span text:style-name="T57">COMBOBOX</text:span><text:span text:style-name="T22"> </text:span><text:span text:style-name="T24">widget</text:span><text:span text:style-name="T22">. <text:s/>The valid values </text:span><text:span text:style-name="T34">for the combobox</text:span><text:span text:style-name="T22"> are </text:span><text:span text:style-name="HTML_20_Code"><text:span text:style-name="T45">IL</text:span></text:span><text:span text:style-name="T22">, </text:span><text:span text:style-name="HTML_20_Code"><text:span text:style-name="T45">IA</text:span></text:span><text:span text:style-name="T22">, and </text:span><text:span text:style-name="HTML_20_Code"><text:span text:style-name="T45">WI</text:span></text:span><text:span text:style-name="T22">. </text:span></text:p>
        </text:list-item>
        <text:list-item>
          <text:p text:style-name="P53">Change the form so it uses labels defined in the attributes section instead of static text in the grid.</text:p>
        </text:list-item>
        <text:list-item>
          <text:p text:style-name="P31">Make the text on the labels right justified using the appropriate attribute. </text:p>
        </text:list-item>
        <text:list-item>
          <text:p text:style-name="P55">Recompile the form and run the application. Add a new store. Use the store number<text:span text:style-name="HTML_20_Code"><text:span text:style-name="T50"> </text:span></text:span><text:span text:style-name="HTML_20_Code"><text:span text:style-name="T45">9xx</text:span></text:span> where <text:span text:style-name="HTML_20_Code"><text:span text:style-name="T45">xx</text:span></text:span> is your student number. <text:s/>What happens when your cursor enters the state field? </text:p>
        </text:list-item>
      </text:list>
      <text:h text:style-name="P84" text:outline-level="2"><text:span text:style-name="T74">Chapter 2 - </text:span>Exercise <text:span text:style-name="T72">5 – More Complex Forms</text:span></text:h>
      <text:list xml:id="list4113412220" text:style-name="WW8Num15">
        <text:list-item>
          <text:p text:style-name="P62"><text:span text:style-name="T29">Execute the</text:span><text:span text:style-name="T22"> </text:span><text:span text:style-name="HTML_20_Code"><text:span text:style-name="T45">orders</text:span></text:span><text:span text:style-name="T22"> application. </text:span></text:p>
        </text:list-item>
        <text:list-item>
          <text:p text:style-name="P32">Enter a new order.</text:p>
          <text:list>
            <text:list-item>
              <text:p text:style-name="P54"><text:span text:style-name="T3">Click the </text:span><text:span text:style-name="T12">Order</text:span><text:span text:style-name="T3"> button.</text:span></text:p>
            </text:list-item>
            <text:list-item>
              <text:p text:style-name="P54"><text:span text:style-name="T3">Click the “</text:span>zoom<text:span text:style-name="T3"> button” located in the </text:span><text:span text:style-name="T11">Store #</text:span><text:span text:style-name="T3"> field and select the store you added in the previous exercise. </text:span></text:p>
            </text:list-item>
            <text:list-item>
              <text:p text:style-name="P33">Make sure the ‘Promotions’ checkBox is NOT null!</text:p>
            </text:list-item>
            <text:list-item>
              <text:p text:style-name="P54"><text:span text:style-name="T3">Click the </text:span><text:span text:style-name="T12">OK</text:span><text:span text:style-name="T3"> button.</text:span></text:p>
            </text:list-item>
          </text:list>
        </text:list-item>
      </text:list>
      <text:p text:style-name="P20">A new order is saved in the database. At this time, there are no items associated with your order.</text:p>
      <text:list xml:id="list110611241959478" text:continue-numbering="true" text:style-name="WW8Num15">
        <text:list-item>
          <text:p text:style-name="P32">Add an item to your new order.</text:p>
          <text:list>
            <text:list-item>
              <text:p text:style-name="P54"><text:span text:style-name="T8">C</text:span><text:span text:style-name="T3">lick the </text:span>“zoom<text:span text:style-name="T3"> button” located in the </text:span><text:span text:style-name="T11">Stock#</text:span><text:span text:style-name="T3"> field and select an item from the list. <text:s/></text:span></text:p>
            </text:list-item>
          </text:list>
        </text:list-item>
        <text:list-item>
          <text:p text:style-name="P56">Look at <text:span text:style-name="HTML_20_Code"><text:span text:style-name="T45">orderform.per</text:span></text:span> to see how this more complex form is defined.</text:p>
        </text:list-item>
        <text:list-item>
          <text:p text:style-name="P57">Add a total the Qty column in the items array.</text:p>
        </text:list-item>
        <text:list-item>
          <text:p text:style-name="P56">Ask your instructor about the default ‘demo’ that comes with Genero</text:p>
        </text:list-item>
      </text:list>
      <text:list xml:id="list110611705390441" text:continue-list="list110611451234309" text:style-name="WW8Num11">
        <text:list-item>
          <text:list>
            <text:list-item>
              <text:p text:style-name="P60"><text:span text:style-name="T22">Run the </text:span><text:span text:style-name="HTML_20_Code"><text:span text:style-name="T45">demo</text:span></text:span><text:span text:style-name="T22"> application.</text:span></text:p>
            </text:list-item>
            <text:list-item>
              <text:p text:style-name="P52"><text:soft-page-break/><text:span text:style-name="T3">In the </text:span><text:span text:style-name="T12">Directory</text:span><text:span text:style-name="T3"> column, find entries identified as </text:span><text:span text:style-name="T12">Widgets</text:span><text:span text:style-name="T3">. Run the demos for the form item types that interest you.</text:span></text:p>
            </text:list-item>
          </text:list>
        </text:list-item>
      </text:list>
      <text:h text:style-name="P77" text:outline-level="1">Chapter 3 – <text:span text:style-name="T1">DUI</text:span></text:h>
      <text:h text:style-name="P82" text:outline-level="3"><text:span text:style-name="T74">Chapter 3 - </text:span>Exercise 1 - <text:span text:style-name="T74">Styles</text:span></text:h>
      <text:p text:style-name="Standard"><text:span text:style-name="T22">In this exercise, you modify the </text:span><text:span text:style-name="HTML_20_Code"><text:span text:style-name="T45">query</text:span></text:span><text:span text:style-name="T22"> application by creating and applying a new window style.</text:span></text:p>
      <text:list xml:id="list2254517882" text:style-name="L2">
        <text:list-item>
          <text:p text:style-name="P64"><text:span text:style-name="T22">In t</text:span><text:span text:style-name="T30">he Studio project file </text:span><text:span text:style-name="T22">create a new </text:span><text:span text:style-name="T30">‘library’ node called ‘etc’, </text:span><text:span text:style-name="T43">in the ‘UserInterface’ sub project. A</text:span><text:span text:style-name="T22">dd to this the </text:span><text:span text:style-name="T30">default.4st file </text:span><text:span text:style-name="T22">from the etc folder on disk.</text:span></text:p>
        </text:list-item>
        <text:list-item>
          <text:p text:style-name="P34">Set the dependencies on the arrays, orders &amp; query program to be dependent on this new library</text:p>
        </text:list-item>
        <text:list-item>
          <text:p text:style-name="P35">Add a new style to the default.4st file that places both the menu and all action buttons on the bottom of the window.</text:p>
        </text:list-item>
        <text:list-item>
          <text:p text:style-name="P36">Apply your style in the .per file on the <text:span text:style-name="T10">LAYOUT</text:span><text:span text:style-name="T68">.</text:span></text:p>
        </text:list-item>
        <text:list-item>
          <text:p text:style-name="P63"><text:span text:style-name="T22">Compile and run the </text:span><text:span text:style-name="HTML_20_Code"><text:span text:style-name="T45">query</text:span></text:span><text:span text:style-name="T22"> application.</text:span></text:p>
        </text:list-item>
        <text:list-item>
          <text:p text:style-name="P36">The menu and action buttons should appear along the bottom of the window.</text:p>
        </text:list-item>
        <text:list-item>
          <text:p text:style-name="P37">Now make all LABELS have bold text, use the manual to find the specific styles.</text:p>
        </text:list-item>
      </text:list>
      <text:h text:style-name="P80" text:outline-level="3"><text:span text:style-name="T2">Chapter 3 - </text:span>Exercise 2 - <text:span text:style-name="T74">Actions</text:span></text:h>
      <text:p text:style-name="P4">In this exercise, you define the default actions for your application.</text:p>
      <text:list xml:id="list97419138" text:style-name="WW8Num10">
        <text:list-item>
          <text:p text:style-name="P38">Add the default.4ad from etc folder on disk to the ‘etc’ library node.</text:p>
        </text:list-item>
        <text:list-item>
          <text:p text:style-name="P39">Look the default actions in the default.4ad file.</text:p>
        </text:list-item>
      </text:list>
      <text:list xml:id="list1430302950" text:style-name="WW8Num12">
        <text:list-item>
          <text:p text:style-name="P65"><text:span text:style-name="T22">Add an entry for each action referenced by </text:span><text:span text:style-name="HTML_20_Code"><text:span text:style-name="T45">ON ACTION</text:span></text:span><text:span text:style-name="T22"> statements in the </text:span><text:span text:style-name="HTML_20_Code"><text:span text:style-name="T45">query</text:span></text:span><text:span text:style-name="T22"> application but not defined in the default action file. For example, while a default action was defined for “</text:span><text:span text:style-name="HTML_20_Code"><text:span text:style-name="T45">insert</text:span></text:span><text:span text:style-name="T22">” </text:span><text:span text:style-name="T44">and “delete”</text:span><text:span text:style-name="T22">, no default action has been defined for “</text:span><text:span text:style-name="HTML_20_Code"><text:span text:style-name="T45">add</text:span></text:span><text:span text:style-name="T22">” </text:span><text:span text:style-name="T44">or “quit”</text:span><text:span text:style-name="T22">.</text:span></text:p>
          <text:p text:style-name="P66"><text:span text:style-name="T22">Also put and image on the ‘delete’ </text:span><text:span text:style-name="T44">and ‘update’ </text:span><text:span text:style-name="T22">action</text:span><text:span text:style-name="T44">s</text:span><text:span text:style-name="T22"> which already exists.</text:span></text:p>
        </text:list-item>
      </text:list>
      <text:p text:style-name="P17"><text:span text:style-name="T22">Add text and image attributes to the four new actions.<text:line-break/></text:span><text:span text:style-name="T32">NOTE: Genero is using fontAwesume, see the cheatsheet for a list of icons and their names: http://fontawesome.io/cheatsheet/</text:span></text:p>
      <text:list xml:id="list110611639027813" text:continue-numbering="true" text:style-name="WW8Num12">
        <text:list-item>
          <text:p text:style-name="P40">Find the delete action and add an image attribute to it.</text:p>
        </text:list-item>
      </text:list>
      <text:p text:style-name="P23"><text:soft-page-break/><text:span text:style-name="T55">NOTE:</text:span><text:span text:style-name="T22"> Setting as many attributes as possible in the default actions file saves you from having to add them later when defining </text:span><text:span text:style-name="HTML_20_Code"><text:span text:style-name="T45">TopMenus</text:span></text:span><text:span text:style-name="T22"> and </text:span><text:span text:style-name="HTML_20_Code"><text:span text:style-name="T45">Toolbars</text:span></text:span><text:span text:style-name="T22">.</text:span></text:p>
      <text:list xml:id="list110612200836683" text:continue-list="list97419138" text:style-name="WW8Num10">
        <text:list-item>
          <text:p text:style-name="P41"><text:span text:style-name="T70">Execute</text:span> the program.</text:p>
        </text:list-item>
      </text:list>
      <text:p text:style-name="P19">Your menu buttons should appear along the bottom of the window (as a result of your style file), each displaying the appropriate image and text.</text:p>
      <text:p text:style-name="P19">If the appropriate image and/or text does not display, check that your action default file uses lowercase names and that you have loaded the correct default action file.</text:p>
      <text:p text:style-name="P18"><text:span text:style-name="T54">Note</text:span><text:span text:style-name="T45">: You can modify the </text:span><text:span text:style-name="HTML_20_Code"><text:span text:style-name="T45">.4ad</text:span></text:span><text:span text:style-name="T45"> file and not recompile. Just edit and rerun your program to see your changes. The </text:span><text:span text:style-name="HTML_20_Code"><text:span text:style-name="T45">.4ad</text:span></text:span><text:span text:style-name="T45"> file is loaded at runtime!</text:span></text:p>
      <text:h text:style-name="P80" text:outline-level="3"><text:span text:style-name="T2">Chapter 3 - </text:span>Exercise 3 - <text:span text:style-name="T74">ToolBar</text:span></text:h>
      <text:p text:style-name="P3"><text:span text:style-name="T22">Create a </text:span><text:span text:style-name="T45">Toolbar</text:span><text:span text:style-name="T22"> for the </text:span><text:span text:style-name="HTML_20_Code"><text:span text:style-name="T45">query</text:span></text:span><text:span text:style-name="T22"> application by creating a </text:span><text:span text:style-name="HTML_20_Code"><text:span text:style-name="T45">.4tb</text:span></text:span><text:span text:style-name="T22"> file and load i</text:span><text:span text:style-name="T33">t in a </text:span><text:span text:style-name="T31">new function called</text:span><text:span text:style-name="T22"> </text:span><text:span text:style-name="T39">ui_</text:span><text:span text:style-name="HTML_20_Code"><text:span text:style-name="T45">init()</text:span></text:span><text:span text:style-name="T22">.</text:span></text:p>
      <text:list xml:id="list2291806991" text:style-name="WW8Num6">
        <text:list-item>
          <text:p text:style-name="P67"><text:span text:style-name="T22">Create your </text:span><text:span text:style-name="HTML_20_Code"><text:span text:style-name="T45">.4tb</text:span></text:span><text:span text:style-name="T22"> file </text:span><text:span text:style-name="T33">as a new file in the ‘etc’ library node and save it to the etc folder on disk</text:span><text:span text:style-name="T22">:</text:span></text:p>
          <text:p text:style-name="P43">Add an entry for each action listed in the MENU statement of your custmain.4gl module. You do not need to add any other attribute values as they will come from the action default settings. </text:p>
        </text:list-item>
        <text:list-item>
          <text:p text:style-name="P68"><text:span text:style-name="T22">Create a new function called </text:span><text:span text:style-name="T39">ui_</text:span><text:span text:style-name="HTML_20_Code"><text:span text:style-name="T45">init()</text:span></text:span><text:span text:style-name="T45"> at the bottom of the </text:span><text:span text:style-name="HTML_20_Code"><text:span text:style-name="T45">custmain.4gl</text:span></text:span><text:span text:style-name="T45"> file. </text:span></text:p>
        </text:list-item>
        <text:list-item>
          <text:p text:style-name="P68"><text:span text:style-name="T22">In the </text:span><text:span text:style-name="T39">ui_</text:span><text:span text:style-name="HTML_20_Code"><text:span text:style-name="T45">init()</text:span></text:span><text:span text:style-name="T22"> function, load your </text:span><text:span text:style-name="T33">Toolbar</text:span><text:span text:style-name="T22">.</text:span></text:p>
        </text:list-item>
        <text:list-item>
          <text:p text:style-name="P68"><text:span text:style-name="T22">Call </text:span><text:span text:style-name="T39">ui_</text:span><text:span text:style-name="HTML_20_Code"><text:span text:style-name="T45">init()</text:span></text:span><text:span text:style-name="T22"> immediately </text:span><text:span text:style-name="T16">before</text:span><text:span text:style-name="T22"> the </text:span><text:span text:style-name="HTML_20_Code"><text:span text:style-name="T45">OPEN WINDOW</text:span></text:span><text:span text:style-name="T22"> statement in the </text:span><text:span text:style-name="HTML_20_Code"><text:span text:style-name="T45">MAIN</text:span></text:span><text:span text:style-name="T22"> block.</text:span></text:p>
        </text:list-item>
        <text:list-item>
          <text:p text:style-name="P45">Execute the query program and see the new toolbar.</text:p>
        </text:list-item>
      </text:list>
      <text:h text:style-name="P80" text:outline-level="3"><text:span text:style-name="T2">Chapter 3 - </text:span>Exercise 4 - <text:span text:style-name="T74">TopMenu</text:span></text:h>
      <text:p text:style-name="Standard"><text:span text:style-name="T22">Create a </text:span><text:span text:style-name="HTML_20_Code"><text:span text:style-name="T45">TopMenu</text:span></text:span><text:span text:style-name="T22"> for the query application by creating a </text:span><text:span text:style-name="HTML_20_Code"><text:span text:style-name="T45">.4tm</text:span></text:span><text:span text:style-name="T22"> file and loading the file in </text:span><text:span text:style-name="T39">ui_</text:span><text:span text:style-name="HTML_20_Code"><text:span text:style-name="T45">init()</text:span></text:span><text:span text:style-name="HTML_20_Code"><text:span text:style-name="T22"> </text:span></text:span><text:span text:style-name="HTML_20_Code"><text:span text:style-name="T33">function.</text:span></text:span></text:p>
      <text:list xml:id="list110610207681982" text:continue-numbering="true" text:style-name="WW8Num6">
        <text:list-header>
          <text:p text:style-name="P44"/>
        </text:list-header>
        <text:list-item>
          <text:p text:style-name="P68"><text:soft-page-break/><text:span text:style-name="T22">Create your </text:span><text:span text:style-name="HTML_20_Code"><text:span text:style-name="T45">.4tm</text:span></text:span><text:span text:style-name="T22"> file </text:span><text:span text:style-name="T33">as a new file in the ‘etc’ library node and save it to the etc folder on disk </text:span><text:span text:style-name="T22">:</text:span></text:p>
        </text:list-item>
      </text:list>
      <text:list xml:id="list110610155786395" text:continue-list="list110611639027813" text:style-name="WW8Num12">
        <text:list-item>
          <text:p text:style-name="P40">Your TopMenu should have one group with these actions: find, add, update, delete, quit. Use separators to divide them. Make sure all name attribute values are lowercase.</text:p>
        </text:list-item>
        <text:list-item>
          <text:p text:style-name="P40">You do not need to add additional attributes since you have already defined them in the action default file. However, you might change one to see how the .4tm values take precedence over the defaults.</text:p>
        </text:list-item>
      </text:list>
      <text:list xml:id="list110610529726888" text:continue-list="list110610207681982" text:style-name="WW8Num6">
        <text:list-item>
          <text:p text:style-name="P42">Load the TopMenu:</text:p>
        </text:list-item>
      </text:list>
      <text:p text:style-name="P18"><text:span text:style-name="T22">In the </text:span><text:span text:style-name="T39">ui_</text:span><text:span text:style-name="HTML_20_Code"><text:span text:style-name="T45">init() </text:span></text:span><text:span text:style-name="T22">function, add a line of code to load your TopMenu.</text:span></text:p>
      <text:list xml:id="list110611116916472" text:continue-numbering="true" text:style-name="WW8Num6">
        <text:list-item>
          <text:p text:style-name="P67"><text:span text:style-name="T22">Compile and run the </text:span><text:span text:style-name="HTML_20_Code"><text:span text:style-name="T45">query</text:span></text:span><text:span text:style-name="T22"> program. </text:span></text:p>
        </text:list-item>
      </text:list>
      <text:p text:style-name="P18"><text:span text:style-name="T22">By adding a top menu, the </text:span><text:span text:style-name="T56">Find</text:span><text:span text:style-name="T22">, </text:span><text:span text:style-name="T55">Add</text:span><text:span text:style-name="T22">, </text:span><text:span text:style-name="T55">Update</text:span><text:span text:style-name="T22">, </text:span><text:span text:style-name="T55">Delete</text:span><text:span text:style-name="T22">, and </text:span><text:span text:style-name="T55">Quit</text:span><text:span text:style-name="T22"> menu buttons have been replaced by the TopMenu options. If you still see any of these buttons, check your .4tm file to ensure that the name of the action in the </text:span><text:span text:style-name="HTML_20_Code"><text:span text:style-name="T45">MENU</text:span></text:span><text:span text:style-name="T22"> block is the same as the name attribute in the </text:span><text:span text:style-name="HTML_20_Code"><text:span text:style-name="T45">.4tm</text:span></text:span><text:span text:style-name="T22"> file. Again, make sure your name attributes are within quotes and in lowercase. </text:span></text:p>
      <text:p text:style-name="P21"><text:span text:style-name="T3">In the menu, you still have </text:span><text:span text:style-name="T9">Next</text:span><text:span text:style-name="T3"> and </text:span><text:span text:style-name="T9">Previous</text:span><text:span text:style-name="T3"> buttons. </text:span></text:p>
      <text:p text:style-name="P21"><text:span text:style-name="T3">In the action panel, you still have the </text:span><text:span text:style-name="T11">OK</text:span><text:span text:style-name="T3"> and </text:span><text:span text:style-name="T11">Cancel</text:span><text:span text:style-name="T3"> buttons.</text:span></text:p>
      <text:h text:style-name="P79" text:outline-level="3">Exercise 5</text:h>
      <text:p text:style-name="P7">Create a Start Menu that launches the <text:span text:style-name="T78">Orders program and the default Genero demos ( </text:span>$FGLDIR/demo/demo.42r <text:span text:style-name="T78">)</text:span>.</text:p>
      <text:list xml:id="list1080087266" text:style-name="WW8Num3">
        <text:list-item>
          <text:p text:style-name="P70"><text:span text:style-name="T22">Create the .</text:span><text:span text:style-name="HTML_20_Code"><text:span text:style-name="T45">4sm</text:span></text:span><text:span text:style-name="T22"> file </text:span><text:span text:style-name="T33">as a new file in the ‘etc’ library node and save it to the etc folder on disk </text:span><text:span text:style-name="T22">.</text:span></text:p>
        </text:list-item>
        <text:list-item>
          <text:p text:style-name="P69"><text:span text:style-name="T22">Load the Start Menu in the </text:span><text:span text:style-name="T39">ui_</text:span><text:span text:style-name="HTML_20_Code"><text:span text:style-name="T45">init()</text:span></text:span><text:span text:style-name="T22"> function.</text:span></text:p>
        </text:list-item>
        <text:list-item>
          <text:p text:style-name="P69"><text:span text:style-name="T22">Edit your </text:span><text:span text:style-name="HTML_20_Code"><text:span text:style-name="T45">.4st</text:span></text:span><text:span text:style-name="T22"> file to include an entry for </text:span><text:span text:style-name="HTML_20_Code"><text:span text:style-name="T45">startMenuPosition</text:span></text:span><text:span text:style-name="T22"> as “</text:span><text:span text:style-name="HTML_20_Code"><text:span text:style-name="T45">tree</text:span></text:span><text:span text:style-name="T22">” and </text:span><text:span text:style-name="HTML_20_Code"><text:span text:style-name="T45">startMenuSize</text:span></text:span><text:span text:style-name="T22"> as “</text:span><text:span text:style-name="HTML_20_Code"><text:span text:style-name="T45">small</text:span></text:span><text:span text:style-name="T22">”.</text:span></text:p>
        </text:list-item>
        <text:list-item>
          <text:p text:style-name="P69"><text:span text:style-name="T22">Change the style of your Start Menu to “</text:span><text:span text:style-name="HTML_20_Code"><text:span text:style-name="T45">poptree</text:span></text:span><text:span text:style-name="T22">” and add a “</text:span><text:span text:style-name="HTML_20_Code"><text:span text:style-name="T45">startMenuShortcut</text:span></text:span><text:span text:style-name="T22">” entry (such as “</text:span><text:span text:style-name="HTML_20_Code"><text:span text:style-name="T45">control-shift-p</text:span></text:span><text:span text:style-name="T22">”) to your style. Compare the visual difference between the “tree” and “poptree” styles.</text:span></text:p>
        </text:list-item>
      </text:list>
      <text:h text:style-name="P77" text:outline-level="1">Chapter 4 – Built-In Classes</text:h>
      <text:h text:style-name="P79" text:outline-level="3"><text:span text:style-name="T74">Chapter 4 - </text:span>Exercise 1</text:h>
      <text:p text:style-name="Standard"><text:span text:style-name="T22">Change the title of the </text:span><text:span text:style-name="HTML_20_Code"><text:span text:style-name="T45">arrays</text:span></text:span><text:span text:style-name="T22"> application using </text:span><text:span text:style-name="HTML_20_Code"><text:span text:style-name="T45">ui.window </text:span></text:span><text:span text:style-name="T22">methods. </text:span></text:p>
      <text:p text:style-name="Standard"><text:span text:style-name="T22">What happens if you try this with the </text:span><text:span text:style-name="HTML_20_Code"><text:span text:style-name="T45">query</text:span></text:span><text:span text:style-name="T22"> application, which has the title defined in the </text:span><text:span text:style-name="HTML_20_Code"><text:span text:style-name="T45">LAYOUT</text:span></text:span><text:span text:style-name="T22"> section of the form?</text:span></text:p>
      <text:h text:style-name="P80" text:outline-level="3"><text:span text:style-name="T74">Chapter 4 - </text:span>Exercise 2</text:h>
      <text:p text:style-name="P7">Use an initializer function to fill a Combobox with values at runtime: </text:p>
      <text:list xml:id="list2185132212" text:style-name="WW8Num9">
        <text:list-item>
          <text:p text:style-name="P71"><text:span text:style-name="T22">In the </text:span><text:span text:style-name="HTML_20_Code"><text:span text:style-name="T45">query</text:span></text:span><text:span text:style-name="T22"> application, change the </text:span><text:span text:style-name="HTML_20_Code"><text:span text:style-name="T45">custform.per </text:span></text:span><text:span text:style-name="T22">file so that the combobox is filled at runtime by an initializer function named </text:span><text:span text:style-name="HTML_20_Code"><text:span text:style-name="T45">set_combo_list</text:span></text:span><text:span text:style-name="T22">. </text:span></text:p>
        </text:list-item>
        <text:list-item>
          <text:p text:style-name="P71"><text:span text:style-name="T22">Create a library </text:span><text:span text:style-name="T36">node of ‘uilib’ in the project and add a new file of</text:span><text:span text:style-name="T22"> </text:span><text:span text:style-name="T36">ui</text:span><text:span text:style-name="HTML_20_Code"><text:span text:style-name="T45">lib.4gl</text:span></text:span><text:span text:style-name="T22">, <text:s/></text:span><text:span text:style-name="T36">this will</text:span><text:span text:style-name="T22"> hold common library functions for your application. </text:span><text:span text:style-name="T36">Change the dependencies on the query program it’s using this library</text:span></text:p>
        </text:list-item>
        <text:list-item>
          <text:p text:style-name="P72"><text:span text:style-name="T22">Cut-n-paste the </text:span><text:span text:style-name="T39">ui_</text:span><text:span text:style-name="T22">init function from the custmain.4gl into this new library.</text:span></text:p>
        </text:list-item>
        <text:list-item>
          <text:p text:style-name="P71"><text:span text:style-name="T22">Add the function, </text:span><text:span text:style-name="HTML_20_Code"><text:span text:style-name="T45">set_combo_list</text:span></text:span><text:span text:style-name="T22">, to the library file. <text:s/>Use </text:span><text:span text:style-name="HTML_20_Code"><text:span text:style-name="T45">ui.Combobox</text:span></text:span><text:span text:style-name="T22"> methods in the function to add items to the combobox. <text:s/>Valid values are </text:span><text:span text:style-name="HTML_20_Code"><text:span text:style-name="T45">IL</text:span></text:span><text:span text:style-name="T22"> (Illinois), </text:span><text:span text:style-name="HTML_20_Code"><text:span text:style-name="T45">IA</text:span></text:span><text:span text:style-name="T22"> (Iowa), </text:span><text:span text:style-name="HTML_20_Code"><text:span text:style-name="T45">WI</text:span></text:span><text:span text:style-name="T22"> (Wisconsin)</text:span></text:p>
        </text:list-item>
        <text:list-item>
          <text:p text:style-name="P46">Now change the code to actually fetch the values from the database and populate the combobox with all the states.</text:p>
        </text:list-item>
      </text:list>
      <text:list xml:id="list2551424825" text:style-name="L3">
        <text:list-item>
          <text:p text:style-name="P73"><text:span text:style-name="T22">Create an SQL statement to select the values from the </text:span><text:span text:style-name="T51">state</text:span><text:span text:style-name="T22"> table.</text:span></text:p>
        </text:list-item>
        <text:list-item>
          <text:p text:style-name="P47">Declare a cursor to retrieve the values from the state table. </text:p>
        </text:list-item>
        <text:list-item>
          <text:p text:style-name="P73"><text:span text:style-name="T22">Add the values to the Combobox as items using a </text:span><text:span text:style-name="HTML_20_Code"><text:span text:style-name="T45">FOREACH</text:span></text:span><text:span text:style-name="T22"> statement.</text:span></text:p>
        </text:list-item>
      </text:list>
      <text:h text:style-name="P80" text:outline-level="3"><text:span text:style-name="T74">Chapter 4 - </text:span>Exercise <text:span text:style-name="T73">3</text:span> </text:h>
      <text:p text:style-name="P14"><text:span text:style-name="T25">Pinpoint a node and modify one of its attributes (hide the </text:span><text:span text:style-name="HTML_20_Code"><text:span text:style-name="T45">contact_name</text:span></text:span><text:span text:style-name="T25"> field </text:span><text:span text:style-name="T26">and label</text:span><text:span text:style-name="T25">).</text:span></text:p>
      <text:p text:style-name="P14"><text:span text:style-name="T22">Write a function in </text:span><text:span text:style-name="T40">ui</text:span><text:span text:style-name="HTML_20_Code"><text:span text:style-name="T45">lib.4gl</text:span></text:span><text:span text:style-name="T22"> called </text:span><text:span text:style-name="HTML_20_Code"><text:span text:style-name="T45">hide_field()</text:span></text:span><text:span text:style-name="HTML_20_Code"><text:span text:style-name="T22">, </text:span></text:span><text:span text:style-name="HTML_20_Code"><text:span text:style-name="T40">it should be passed the name of the field to hide and a boolean for hide/unhide.</text:span></text:span></text:p>
      <text:p text:style-name="P9">Use the ui.Form method of setFieldHidden.</text:p>
      <text:p text:style-name="P14"><text:soft-page-break/><text:span text:style-name="T66">Next, t</text:span><text:span text:style-name="T65">o h</text:span><text:span text:style-name="T64">ide the ‘</text:span><text:span text:style-name="HTML_20_Code"><text:span text:style-name="T67">Contact:’</text:span></text:span><text:span text:style-name="T64"> label </text:span><text:span text:style-name="T65">you </text:span><text:span text:style-name="T66">have to use </text:span><text:span text:style-name="T65">label widgets instead of just static text </text:span><text:span text:style-name="T66">in the form</text:span><text:span text:style-name="T64">. </text:span><text:span text:style-name="T65">Once it’s a label widget it will have a</text:span><text:span text:style-name="T22"> 'name' attribute. </text:span><text:span text:style-name="T42">We did this change in a previous exercise.</text:span></text:p>
      <text:list xml:id="list3195660141" text:style-name="WW8Num17">
        <text:list-item>
          <text:p text:style-name="P48"><text:span text:style-name="T77">A</text:span>dd code to the hide_field function <text:span text:style-name="T76">so you can pass the name of the label </text:span>to hide <text:span text:style-name="T76">and use the setElementHidden to hide </text:span>th<text:span text:style-name="T76">at</text:span> label. </text:p>
        </text:list-item>
        <text:list-item>
          <text:p text:style-name="P48">Recompile the program and run it. You should no longer have a contact name field or label on the form.</text:p>
        </text:list-item>
      </text:list>
      <text:h text:style-name="P81" text:outline-level="3"><text:span text:style-name="T74">Chapter 4 - </text:span><text:span text:style-name="T48">Exercise </text:span><text:span text:style-name="T75">4</text:span></text:h>
      <text:p text:style-name="Standard"><text:span text:style-name="T22">Change the </text:span><text:span text:style-name="HTML_20_Code"><text:span text:style-name="T45">MENU</text:span></text:span><text:span text:style-name="T22"> statement of the </text:span><text:span text:style-name="HTML_20_Code"><text:span text:style-name="T45">query</text:span></text:span><text:span text:style-name="T22"> application so that the next, previous, </text:span><text:span text:style-name="T38">update and delete</text:span><text:span text:style-name="T22"> actions are </text:span><text:span text:style-name="T38">all </text:span><text:span text:style-name="T37">enabled/</text:span><text:span text:style-name="T22">disabled </text:span><text:span text:style-name="T37">correctly depending on if there is a current data </text:span><text:span text:style-name="T38">set</text:span><text:span text:style-name="T37">.</text:span></text:p>
      <text:list xml:id="list1372358394" text:style-name="WW8Num7">
        <text:list-item>
          <text:p text:style-name="P74"><text:span text:style-name="T22">Add a function </text:span><text:span text:style-name="HTML_20_Code"><text:span text:style-name="T45">setup_actions</text:span></text:span><text:span text:style-name="T22"> to the library file. </text:span></text:p>
        </text:list-item>
      </text:list>
      <text:p text:style-name="P24">There will be two parameters passed to the function: </text:p>
      <text:list xml:id="list110610516942752" text:continue-numbering="true" text:style-name="WW8Num7">
        <text:list-item>
          <text:list>
            <text:list-item>
              <text:p text:style-name="P74"><text:span text:style-name="T22">a </text:span><text:span text:style-name="HTML_20_Code"><text:span text:style-name="T45">ui.Dialog</text:span></text:span><text:span text:style-name="T22"> object</text:span></text:p>
            </text:list-item>
            <text:list-item>
              <text:p text:style-name="P49">a variable indicating whether the actions should be disabled or enabled.</text:p>
            </text:list-item>
          </text:list>
        </text:list-item>
      </text:list>
      <text:p text:style-name="P18"><text:span text:style-name="T22">Use the </text:span><text:span text:style-name="HTML_20_Code"><text:span text:style-name="T45">ui.Dialog.setActionActive </text:span></text:span><text:span text:style-name="T22">to enable or disable the next and previous actions based on the value of the variable passed to the function.</text:span></text:p>
      <text:list xml:id="list110610616894792" text:continue-numbering="true" text:style-name="WW8Num7">
        <text:list-item>
          <text:p text:style-name="P74"><text:span text:style-name="T22">Call the </text:span><text:span text:style-name="HTML_20_Code"><text:span text:style-name="T45">setup_actions</text:span></text:span><text:span text:style-name="T22"> function from the </text:span><text:span text:style-name="HTML_20_Code"><text:span text:style-name="T45">MENU</text:span></text:span><text:span text:style-name="T22"> statement in custmain.4gl.</text:span></text:p>
        </text:list-item>
      </text:list>
      <text:p text:style-name="P18"><text:span text:style-name="T22">Disable the actions in a </text:span><text:span text:style-name="HTML_20_Code"><text:span text:style-name="T45">BEFORE MENU</text:span></text:span><text:span text:style-name="T22"> statement.</text:span></text:p>
      <text:p text:style-name="P18"><text:span text:style-name="T22">Add code to the find action to enable the actions if the find is successful (</text:span><text:span text:style-name="HTML_20_Code"><text:span text:style-name="T45">query_ok </text:span></text:span><text:span text:style-name="T22">is </text:span><text:span text:style-name="HTML_20_Code"><text:span text:style-name="T45">TRUE</text:span></text:span><text:span text:style-name="T22">). </text:span></text:p>
      <text:p text:style-name="P4">Check the documentation for the differences between disabling an action and hiding it. <text:s/></text:p>
      <text:h text:style-name="P77" text:outline-level="1">Chapter 5 – Programming the AUI</text:h>
      <text:h text:style-name="P80" text:outline-level="3"><text:span text:style-name="T74">Chapter 5 –</text:span><text:span text:style-name="T17"> </text:span><text:span text:style-name="T19">Exercide </text:span><text:span text:style-name="T18">1</text:span></text:h>
      <text:p text:style-name="P11">Part A</text:p>
      <text:p text:style-name="P13">Create a nodeList and modify the attributes of the nodes in that list (change all the labels to the color RED). <text:s/></text:p>
      <text:list xml:id="list861761964" text:style-name="WW8Num19">
        <text:list-item>
          <text:p text:style-name="P58">Write a new function in <text:span text:style-name="T75">ui</text:span>lib.4gl called change_labels(). </text:p>
        </text:list-item>
      </text:list>
      <text:p text:style-name="P23"><text:span text:style-name="T60">Use the </text:span><text:span text:style-name="HTML_20_Code"><text:span text:style-name="T45">om.DomNode</text:span></text:span><text:span text:style-name="T60"> method </text:span><text:span text:style-name="HTML_20_Code"><text:span text:style-name="T45">selectByTagName</text:span></text:span><text:span text:style-name="T60"> to</text:span><text:span text:style-name="T63"> </text:span><text:span text:style-name="T61">create a node list of Label nodes. <text:s/>(Since this method will find all the form Labels, both static text and those defined in the Attributes section, you do not have to assign names to all the labels.) <text:s/></text:span></text:p>
      <text:p text:style-name="P25">Then, process each node in the list changing its “color” attribute to “red”. </text:p>
      <text:list xml:id="list110610168411209" text:continue-numbering="true" text:style-name="WW8Num19">
        <text:list-item>
          <text:p text:style-name="P75"><text:span text:style-name="T61">Call this function from </text:span><text:span text:style-name="HTML_20_Code"><text:span text:style-name="T62">a new menu option</text:span></text:span><text:span text:style-name="T61"> in your </text:span><text:span text:style-name="HTML_20_Code"><text:span text:style-name="T45">custmain.4gl</text:span></text:span><text:span text:style-name="T61"> module.</text:span></text:p>
        </text:list-item>
      </text:list>
      <text:p text:style-name="P11">Part B </text:p>
      <text:p text:style-name="P12">Change all <text:span text:style-name="T76">LABELS to </text:span>uppercase.</text:p>
      <text:p text:style-name="P12"/>
      <text:h text:style-name="P80" text:outline-level="3"><text:span text:style-name="T74">Chapter 5 - </text:span>Exercise <text:span text:style-name="T76">2</text:span></text:h>
      <text:p text:style-name="P11">Part A</text:p>
      <text:p text:style-name="Standard"><text:span text:style-name="T27">S</text:span><text:span text:style-name="T25">et a default initializer for all forms in the </text:span><text:span text:style-name="HTML_20_Code"><text:span text:style-name="T45">query</text:span></text:span><text:span text:style-name="T25"> application to call a new function of </text:span><text:span text:style-name="T49">forminit</text:span><text:span text:style-name="T25">. <text:s/></text:span></text:p>
      <text:p text:style-name="P11">Part B</text:p>
      <text:p text:style-name="P16"><text:span text:style-name="T25">Add code to the </text:span><text:span text:style-name="HTML_20_Code"><text:span text:style-name="T45">forminit</text:span></text:span><text:span text:style-name="T25"> function to test whether the form being initialized is </text:span><text:span text:style-name="HTML_20_Code"><text:span text:style-name="T45">custform</text:span></text:span><text:span text:style-name="T25">. <text:s/>If so, extend the form by adding a new </text:span><text:span text:style-name="T59">GROUP</text:span><text:span text:style-name="T25"> </text:span><text:span text:style-name="T27">to</text:span><text:span text:style-name="T25"> the form.</text:span></text:p>
      <text:p text:style-name="P16"><text:span text:style-name="T41">In the new </text:span><text:span text:style-name="T59">GROUP</text:span><text:span text:style-name="T41"> </text:span><text:span text:style-name="T22">add a </text:span><text:span text:style-name="T59">GRID</text:span><text:span text:style-name="T22"> and </text:span><text:span text:style-name="T41">in that </text:span><text:span text:style-name="T22">a </text:span><text:span text:style-name="T59">LABEL</text:span><text:span text:style-name="T22"> with some text. <text:s/>Look for the first container which may be a </text:span><text:span text:style-name="T59">VBOX</text:span><text:span text:style-name="T22"> or </text:span><text:span text:style-name="T59">HBOX</text:span><text:span text:style-name="T22">, using the method </text:span><text:span text:style-name="HTML_20_Code"><text:span text:style-name="T45">getFirstChild</text:span></text:span><text:span text:style-name="T22">. <text:s/>Once you have found this, add a child "Group" or "Grid" node and then add a "Label" node t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FreeMono" svg:font-family="FreeMono" style:font-family-generic="modern" style:font-pitch="fixed"/>
    <style:font-face style:name="Droid Sans" svg:font-family="'Droid Sans'" style:font-pitch="variable"/>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orphans="2" fo:widows="2" fo:hyphenation-ladder-count="no-limit" style:writing-mode="lr-tb"/>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mplex="Arial Black" style:font-family-complex="'Arial Black'" style:font-family-generic-complex="swiss"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7z0" style:family="text"/>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style style:name="WW8Num11z0" style:family="text">
      <style:text-properties fo:language="es" fo:country="ES"/>
    </style:style>
    <style:style style:name="WW8Num11z1" style:family="text">
      <style:text-properties style:font-name-complex="Arial Black" style:font-family-complex="'Arial Black'" style:font-family-generic-complex="swiss" style:font-pitch-complex="variable"/>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font-size="16pt" style:font-size-asian="16pt" style:font-name-complex="Arial" style:font-family-complex="Arial" style:font-family-generic-complex="swiss" style:font-pitch-complex="variable" style:font-size-complex="16pt"/>
    </style:style>
    <style:style style:name="WW8Num17z0" style:family="text"/>
    <style:style style:name="WW8Num18z0" style:family="text">
      <style:text-properties fo:font-weight="bold" style:font-weight-asian="bold"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Absatz-Standardschriftart" style:family="text"/>
    <style:style style:name="WW-Absatz-Standardschriftart"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4" style:family="text">
      <style:text-properties style:font-name="Courier New" fo:font-family="'Courier New'" style:font-family-generic="modern" style:font-name-complex="Courier New" style:font-family-complex="'Courier New'" style:font-family-generic-complex="modern"/>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4" style:family="text">
      <style:text-properties style:font-name="Courier New" fo:font-family="'Courier New'" style:font-family-generic="modern" style:font-name-complex="Courier New" style:font-family-complex="'Courier New'" style:font-family-generic-complex="modern"/>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_20_Char_20_Char" style:display-name=" Char Char" style:family="text" style:parent-style-name="Default_20_Paragraph_20_Font">
      <style:text-properties style:font-name="Arial" fo:font-family="Arial" style:font-family-generic="swiss" style:font-pitch="variable" fo:font-size="13pt" fo:language="en" fo:country="U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loext:contextual-spacing="false" fo:text-align="center" style:justify-single-word="false"/>
      <style:text-properties fo:font-size="16pt" style:font-size-asian="16pt" style:font-name-complex="Arial" style:font-size-complex="16pt"/>
    </style:style>
    <style:style style:name="MP2" style:family="paragraph" style:parent-style-name="Footer">
      <style:paragraph-properties fo:margin-top="0.212cm" fo:margin-bottom="0cm" loext:contextual-spacing="false"/>
    </style:style>
    <style:style style:name="MT1" style:family="text"/>
    <style:page-layout style:name="Mpm1">
      <style:page-layout-properties fo:page-width="21.59cm" fo:page-height="27.94cm" style:num-format="1" style:print-orientation="portrait" fo:margin-top="1.27cm" fo:margin-bottom="1.2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Genero Interface Programming - Class Exercises</text:p>
      </style:header>
      <style:footer>
        <text:p text:style-name="MP2">Four J’s Development Tools, Inc. <text:tab/><text:tab/><text:span text:style-name="Page_20_Number"><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6 Existing exercises – Getting Started with Genero</dc:title>
    <meta:initial-creator>Kitty Stokes</meta:initial-creator>
    <meta:creation-date>2005-05-04T08:03:00</meta:creation-date>
    <dc:date>2018-01-10T11:05:06.696549415</dc:date>
    <meta:editing-cycles>47</meta:editing-cycles>
    <meta:editing-duration>P3DT29M6S</meta:editing-duration>
    <meta:generator>LibreOffice/5.4.2.2$Linux_X86_64 LibreOffice_project/40m0$Build-2</meta:generator>
    <meta:document-statistic meta:table-count="0" meta:image-count="0" meta:object-count="0" meta:page-count="11" meta:paragraph-count="171" meta:word-count="2472" meta:character-count="13626" meta:non-whitespace-character-count="11344"/>
  </office:meta>
</office:document-meta>
</file>